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583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7366in"/>
    </style:style>
    <style:style style:name="co5" style:family="table-column">
      <style:table-column-properties fo:break-before="auto" style:column-width="0.348in"/>
    </style:style>
    <style:style style:name="co6" style:family="table-column">
      <style:table-column-properties fo:break-before="auto" style:column-width="6.769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5.9673in"/>
    </style:style>
    <style:style style:name="co9" style:family="table-column">
      <style:table-column-properties fo:break-before="auto" style:column-width="1.539in"/>
    </style:style>
    <style:style style:name="co10" style:family="table-column">
      <style:table-column-properties fo:break-before="auto" style:column-width="0.4917in"/>
    </style:style>
    <style:style style:name="co11" style:family="table-column">
      <style:table-column-properties fo:break-before="auto" style:column-width="6.8in"/>
    </style:style>
    <style:style style:name="co12" style:family="table-column">
      <style:table-column-properties fo:break-before="auto" style:column-width="1.0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6099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2a6099" fo:font-weight="bold" style:font-weight-asian="bold" style:font-weight-complex="bold"/>
    </style:style>
    <style:style style:name="ce4" style:family="table-cell" style:parent-style-name="Default" style:data-style-name="N81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81">
      <style:text-properties style:use-window-font-color="true" fo:font-style="normal" style:font-style-asian="normal" style:font-style-complex="normal"/>
    </style:style>
    <style:style style:name="ce6" style:family="table-cell" style:parent-style-name="Default">
      <style:map style:condition="cell-content()&lt;0" style:apply-style-name="Bad" style:base-cell-address="Condensation.H23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map style:condition="cell-content()&lt;0" style:apply-style-name="Bad" style:base-cell-address="'Feedwater Main'.H7"/>
    </style:style>
    <style:style style:name="ce16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map style:condition="cell-content()&lt;0" style:apply-style-name="Bad" style:base-cell-address="'Feedwater Startup'.H5"/>
    </style:style>
    <style:style style:name="ce18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densation" table:style-name="ta1">
        <table:shapes>
          <draw:frame draw:z-index="0" draw:style-name="gr1" draw:text-style-name="P1" svg:width="6.2988in" svg:height="3.5429in" svg:x="3.7665in" svg:y="0.0878in">
            <draw:object draw:notify-on-update-of-ranges="Condensation.G5:Condensation.G15 Condensation.M4:Condensation.M4 Condensation.M5:Condensation.M15 Condensation.G5:Condensation.G15 Condensation.N4:Condensation.N4 Condensation.N5:Condensation.N15 Condensation.G5:Condensation.G15 Condensation.O4:Condensation.O4 Condensation.O5:Condensation.O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4.9776in" svg:x="3.7705in" svg:y="3.4823in">
            <draw:object draw:notify-on-update-of-ranges="Condensation.G23:Condensation.G33 Condensation.M22:Condensation.M22 Condensation.M23:Condensation.M33 Condensation.G23:Condensation.G33 Condensation.N22:Condensation.N22 Condensation.N23:Condensation.N33 Condensation.G23:Condensation.G33 Condensation.O22:Condensation.O22 Condensation.O23:Condensation.O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table:style-name="ce1" office:value-type="string" calcext:value-type="string">
            <text:p>Pump Parameters</text:p>
          </table:table-cell>
          <table:table-cell table:number-columns-repeated="5"/>
          <table:table-cell office:value-type="string" calcext:value-type="string">
            <text:p>Calculation for 1 to 3 Pumps with simple valve Characteris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Head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bar</text:p>
          </table:table-cell>
          <table:table-cell table:style-name="ce4" table:formula="of:=[.B2]*100000" office:value-type="float" office:value="1400000" calcext:value-type="float">
            <text:p>1.40E+06</text:p>
          </table:table-cell>
          <table:table-cell office:value-type="string" calcext:value-type="string">
            <text:p>P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ingPressure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bar</text:p>
          </table:table-cell>
          <table:table-cell table:style-name="ce4" table:formula="of:=[.B3]*100000" office:value-type="float" office:value="800000" calcext:value-type="float">
            <text:p>8.00E+05</text:p>
          </table:table-cell>
          <table:table-cell office:value-type="string" calcext:value-type="string">
            <text:p>Pa</text:p>
          </table:table-cell>
          <table:table-cell table:number-columns-repeated="2"/>
          <table:table-cell office:value-type="string" calcext:value-type="string">
            <text:p>Resistance</text:p>
          </table:table-cell>
          <table:table-cell office:value-type="string" calcext:value-type="string">
            <text:p>Valve<text:span text:style-name="T1">s</text:span> and</text:p>
          </table:table-cell>
          <table:table-cell table:style-name="ce13" office:value-type="string" calcext:value-type="string" table:number-columns-spanned="3" table:number-rows-spanned="1">
            <text:p>Total Resistance (Valves + Plant) with…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sulting Flow</text:p>
          </table:table-cell>
          <table:covered-table-cell table:number-columns-repeated="2" table:style-name="ce13"/>
        </table:table-row>
        <table:table-row table:style-name="ro1">
          <table:table-cell office:value-type="string" calcext:value-type="string">
            <text:p>workingFlow</text:p>
          </table:table-cell>
          <table:table-cell table:style-name="ce2" office:value-type="float" office:value="600" calcext:value-type="float">
            <text:p>600</text:p>
          </table:table-cell>
          <table:table-cell office:value-type="string" calcext:value-type="string">
            <text:p>kg/s</text:p>
          </table:table-cell>
          <table:table-cell table:number-columns-repeated="3"/>
          <table:table-cell office:value-type="string" calcext:value-type="string">
            <text:p>Valve Open</text:p>
          </table:table-cell>
          <table:table-cell office:value-type="string" calcext:value-type="string">
            <text:p>per Valve</text:p>
          </table:table-cell>
          <table:table-cell office:value-type="string" calcext:value-type="string">
            <text:p>Plant Res.</text:p>
          </table:table-cell>
          <table:table-cell office:value-type="string" calcext:value-type="string">
            <text:p>1 Pump</text:p>
          </table:table-cell>
          <table:table-cell office:value-type="string" calcext:value-type="string">
            <text:p>2 Pumps</text:p>
          </table:table-cell>
          <table:table-cell office:value-type="string" calcext:value-type="string">
            <text:p>3 Pumps</text:p>
          </table:table-cell>
          <table:table-cell office:value-type="string" calcext:value-type="string">
            <text:p>1 Pump</text:p>
          </table:table-cell>
          <table:table-cell office:value-type="string" calcext:value-type="string">
            <text:p>2 Pumps</text:p>
          </table:table-cell>
          <table:table-cell office:value-type="string" calcext:value-type="string">
            <text:p>3 Pumps</text:p>
          </table:table-cell>
        </table:table-row>
        <table:table-row table:style-name="ro1">
          <table:table-cell table:number-columns-repeated="6"/>
          <table:table-cell office:value-type="float" office:value="0.1" calcext:value-type="float">
            <text:p>0.1</text:p>
          </table:table-cell>
          <table:table-cell table:formula="of:=[.B$16]*100/[.G5]" office:value-type="float" office:value="900000" calcext:value-type="float">
            <text:p>900000</text:p>
          </table:table-cell>
          <table:table-cell table:formula="of:=([.H5]/[.B$13])+[.B$25]" office:value-type="float" office:value="450450" calcext:value-type="float">
            <text:p>450450</text:p>
          </table:table-cell>
          <table:table-cell table:formula="of:=[.$I5]+[.$B$8]" office:value-type="float" office:value="452450" calcext:value-type="float">
            <text:p>452450</text:p>
          </table:table-cell>
          <table:table-cell table:formula="of:=[.$I5]+[.$B$9]" office:value-type="float" office:value="451450" calcext:value-type="float">
            <text:p>451450</text:p>
          </table:table-cell>
          <table:table-cell table:formula="of:=[.$I5]+[.$B$10]" office:value-type="float" office:value="451116.666666667" calcext:value-type="float">
            <text:p>451116.666666667</text:p>
          </table:table-cell>
          <table:table-cell table:formula="of:=([.$B$6]*[.$D$2]-[.$D$26])/[.J5]" office:value-type="float" office:value="4.53088739087192" calcext:value-type="float">
            <text:p>4.53088739087192</text:p>
          </table:table-cell>
          <table:table-cell table:formula="of:=([.$B$6]*[.$D$2]-[.$D$26])/[.K5]" office:value-type="float" office:value="4.54092369033116" calcext:value-type="float">
            <text:p>4.54092369033116</text:p>
          </table:table-cell>
          <table:table-cell table:formula="of:=([.$B$6]*[.$D$2]-[.$D$26])/[.L5]" office:value-type="float" office:value="4.54427901134222" calcext:value-type="float">
            <text:p>4.54427901134222</text:p>
          </table:table-cell>
        </table:table-row>
        <table:table-row table:style-name="ro1">
          <table:table-cell office:value-type="string" calcext:value-type="string">
            <text:p>Pums in series: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B$16]*100/[.G6]" office:value-type="float" office:value="9000" calcext:value-type="float">
            <text:p>9000</text:p>
          </table:table-cell>
          <table:table-cell table:formula="of:=([.H6]/[.B$13])+[.B$25]" office:value-type="float" office:value="4950" calcext:value-type="float">
            <text:p>4950</text:p>
          </table:table-cell>
          <table:table-cell table:formula="of:=[.$I6]+[.$B$8]" office:value-type="float" office:value="6950" calcext:value-type="float">
            <text:p>6950</text:p>
          </table:table-cell>
          <table:table-cell table:formula="of:=[.$I6]+[.$B$9]" office:value-type="float" office:value="5950" calcext:value-type="float">
            <text:p>5950</text:p>
          </table:table-cell>
          <table:table-cell table:formula="of:=[.$I6]+[.$B$10]" office:value-type="float" office:value="5616.66666666667" calcext:value-type="float">
            <text:p>5616.66666666667</text:p>
          </table:table-cell>
          <table:table-cell table:formula="of:=([.$B$6]*[.$D$2]-[.$D$26])/[.J6]" office:value-type="float" office:value="294.964028776978" calcext:value-type="float">
            <text:p>294.964028776978</text:p>
          </table:table-cell>
          <table:table-cell table:formula="of:=([.$B$6]*[.$D$2]-[.$D$26])/[.K6]" office:value-type="float" office:value="344.53781512605" calcext:value-type="float">
            <text:p>344.53781512605</text:p>
          </table:table-cell>
          <table:table-cell table:formula="of:=([.$B$6]*[.$D$2]-[.$D$26])/[.L6]" office:value-type="float" office:value="364.985163204748" calcext:value-type="float">
            <text:p>364.985163204748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[.B$16]*100/[.G7]" office:value-type="float" office:value="4500" calcext:value-type="float">
            <text:p>4500</text:p>
          </table:table-cell>
          <table:table-cell table:formula="of:=([.H7]/[.B$13])+[.B$25]" office:value-type="float" office:value="2700" calcext:value-type="float">
            <text:p>2700</text:p>
          </table:table-cell>
          <table:table-cell table:formula="of:=[.$I7]+[.$B$8]" office:value-type="float" office:value="4700" calcext:value-type="float">
            <text:p>4700</text:p>
          </table:table-cell>
          <table:table-cell table:formula="of:=[.$I7]+[.$B$9]" office:value-type="float" office:value="3700" calcext:value-type="float">
            <text:p>3700</text:p>
          </table:table-cell>
          <table:table-cell table:formula="of:=[.$I7]+[.$B$10]" office:value-type="float" office:value="3366.66666666667" calcext:value-type="float">
            <text:p>3366.66666666667</text:p>
          </table:table-cell>
          <table:table-cell table:formula="of:=([.$B$6]*[.$D$2]-[.$D$26])/[.J7]" office:value-type="float" office:value="436.170212765957" calcext:value-type="float">
            <text:p>436.170212765957</text:p>
          </table:table-cell>
          <table:table-cell table:formula="of:=([.$B$6]*[.$D$2]-[.$D$26])/[.K7]" office:value-type="float" office:value="554.054054054054" calcext:value-type="float">
            <text:p>554.054054054054</text:p>
          </table:table-cell>
          <table:table-cell table:formula="of:=([.$B$6]*[.$D$2]-[.$D$26])/[.L7]" office:value-type="float" office:value="608.910891089109" calcext:value-type="float">
            <text:p>608.910891089109</text:p>
          </table:table-cell>
        </table:table-row>
        <table:table-row table:style-name="ro1">
          <table:table-cell office:value-type="string" calcext:value-type="string">
            <text:p>flowResistance</text:p>
          </table:table-cell>
          <table:table-cell table:formula="of:=([.D2]-[.D3])/[.B4]*[.B6]" office:value-type="float" office:value="2000" calcext:value-type="float">
            <text:p>2000</text:p>
          </table:table-cell>
          <table:table-cell office:value-type="string" calcext:value-type="string">
            <text:p>Pa*s/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B$16]*100/[.G8]" office:value-type="float" office:value="3000" calcext:value-type="float">
            <text:p>3000</text:p>
          </table:table-cell>
          <table:table-cell table:formula="of:=([.H8]/[.B$13])+[.B$25]" office:value-type="float" office:value="1950" calcext:value-type="float">
            <text:p>1950</text:p>
          </table:table-cell>
          <table:table-cell table:formula="of:=[.$I8]+[.$B$8]" office:value-type="float" office:value="3950" calcext:value-type="float">
            <text:p>3950</text:p>
          </table:table-cell>
          <table:table-cell table:formula="of:=[.$I8]+[.$B$9]" office:value-type="float" office:value="2950" calcext:value-type="float">
            <text:p>2950</text:p>
          </table:table-cell>
          <table:table-cell table:formula="of:=[.$I8]+[.$B$10]" office:value-type="float" office:value="2616.66666666667" calcext:value-type="float">
            <text:p>2616.66666666667</text:p>
          </table:table-cell>
          <table:table-cell table:formula="of:=([.$B$6]*[.$D$2]-[.$D$26])/[.J8]" office:value-type="float" office:value="518.987341772152" calcext:value-type="float">
            <text:p>518.987341772152</text:p>
          </table:table-cell>
          <table:table-cell table:formula="of:=([.$B$6]*[.$D$2]-[.$D$26])/[.K8]" office:value-type="float" office:value="694.915254237288" calcext:value-type="float">
            <text:p>694.915254237288</text:p>
          </table:table-cell>
          <table:table-cell table:formula="of:=([.$B$6]*[.$D$2]-[.$D$26])/[.L8]" office:value-type="float" office:value="783.43949044586" calcext:value-type="float">
            <text:p>783.43949044586</text:p>
          </table:table-cell>
        </table:table-row>
        <table:table-row table:style-name="ro1">
          <table:table-cell office:value-type="string" calcext:value-type="string">
            <text:p>2 Pumps:</text:p>
          </table:table-cell>
          <table:table-cell table:formula="of:=[.B8]/2" office:value-type="float" office:value="1000" calcext:value-type="float">
            <text:p>1000</text:p>
          </table:table-cell>
          <table:table-cell office:value-type="string" calcext:value-type="string">
            <text:p>Pa*s/kg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B$16]*100/[.G9]" office:value-type="float" office:value="2250" calcext:value-type="float">
            <text:p>2250</text:p>
          </table:table-cell>
          <table:table-cell table:formula="of:=([.H9]/[.B$13])+[.B$25]" office:value-type="float" office:value="1575" calcext:value-type="float">
            <text:p>1575</text:p>
          </table:table-cell>
          <table:table-cell table:formula="of:=[.$I9]+[.$B$8]" office:value-type="float" office:value="3575" calcext:value-type="float">
            <text:p>3575</text:p>
          </table:table-cell>
          <table:table-cell table:formula="of:=[.$I9]+[.$B$9]" office:value-type="float" office:value="2575" calcext:value-type="float">
            <text:p>2575</text:p>
          </table:table-cell>
          <table:table-cell table:formula="of:=[.$I9]+[.$B$10]" office:value-type="float" office:value="2241.66666666667" calcext:value-type="float">
            <text:p>2241.66666666667</text:p>
          </table:table-cell>
          <table:table-cell table:formula="of:=([.$B$6]*[.$D$2]-[.$D$26])/[.J9]" office:value-type="float" office:value="573.426573426573" calcext:value-type="float">
            <text:p>573.426573426573</text:p>
          </table:table-cell>
          <table:table-cell table:formula="of:=([.$B$6]*[.$D$2]-[.$D$26])/[.K9]" office:value-type="float" office:value="796.116504854369" calcext:value-type="float">
            <text:p>796.116504854369</text:p>
          </table:table-cell>
          <table:table-cell table:formula="of:=([.$B$6]*[.$D$2]-[.$D$26])/[.L9]" office:value-type="float" office:value="914.498141263941" calcext:value-type="float">
            <text:p>914.498141263941</text:p>
          </table:table-cell>
        </table:table-row>
        <table:table-row table:style-name="ro1">
          <table:table-cell office:value-type="string" calcext:value-type="string">
            <text:p>3 Pumps:</text:p>
          </table:table-cell>
          <table:table-cell table:formula="of:=[.B8]/3" office:value-type="float" office:value="666.666666666667" calcext:value-type="float">
            <text:p>666.666666666667</text:p>
          </table:table-cell>
          <table:table-cell office:value-type="string" calcext:value-type="string">
            <text:p>Pa*s/kg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B$16]*100/[.G10]" office:value-type="float" office:value="1800" calcext:value-type="float">
            <text:p>1800</text:p>
          </table:table-cell>
          <table:table-cell table:formula="of:=([.H10]/[.B$13])+[.B$25]" office:value-type="float" office:value="1350" calcext:value-type="float">
            <text:p>1350</text:p>
          </table:table-cell>
          <table:table-cell table:formula="of:=[.$I10]+[.$B$8]" office:value-type="float" office:value="3350" calcext:value-type="float">
            <text:p>3350</text:p>
          </table:table-cell>
          <table:table-cell table:formula="of:=[.$I10]+[.$B$9]" office:value-type="float" office:value="2350" calcext:value-type="float">
            <text:p>2350</text:p>
          </table:table-cell>
          <table:table-cell table:formula="of:=[.$I10]+[.$B$10]" office:value-type="float" office:value="2016.66666666667" calcext:value-type="float">
            <text:p>2016.66666666667</text:p>
          </table:table-cell>
          <table:table-cell table:formula="of:=([.$B$6]*[.$D$2]-[.$D$26])/[.J10]" office:value-type="float" office:value="611.940298507463" calcext:value-type="float">
            <text:p>611.940298507463</text:p>
          </table:table-cell>
          <table:table-cell table:formula="of:=([.$B$6]*[.$D$2]-[.$D$26])/[.K10]" office:value-type="float" office:value="872.340425531915" calcext:value-type="float">
            <text:p>872.340425531915</text:p>
          </table:table-cell>
          <table:table-cell table:formula="of:=([.$B$6]*[.$D$2]-[.$D$26])/[.L10]" office:value-type="float" office:value="1016.52892561983" calcext:value-type="float">
            <text:p>1016.52892561983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[.B$16]*100/[.G11]" office:value-type="float" office:value="1500" calcext:value-type="float">
            <text:p>1500</text:p>
          </table:table-cell>
          <table:table-cell table:formula="of:=([.H11]/[.B$13])+[.B$25]" office:value-type="float" office:value="1200" calcext:value-type="float">
            <text:p>1200</text:p>
          </table:table-cell>
          <table:table-cell table:formula="of:=[.$I11]+[.$B$8]" office:value-type="float" office:value="3200" calcext:value-type="float">
            <text:p>3200</text:p>
          </table:table-cell>
          <table:table-cell table:formula="of:=[.$I11]+[.$B$9]" office:value-type="float" office:value="2200" calcext:value-type="float">
            <text:p>2200</text:p>
          </table:table-cell>
          <table:table-cell table:formula="of:=[.$I11]+[.$B$10]" office:value-type="float" office:value="1866.66666666667" calcext:value-type="float">
            <text:p>1866.66666666667</text:p>
          </table:table-cell>
          <table:table-cell table:formula="of:=([.$B$6]*[.$D$2]-[.$D$26])/[.J11]" office:value-type="float" office:value="640.625" calcext:value-type="float">
            <text:p>640.625</text:p>
          </table:table-cell>
          <table:table-cell table:formula="of:=([.$B$6]*[.$D$2]-[.$D$26])/[.K11]" office:value-type="float" office:value="931.818181818182" calcext:value-type="float">
            <text:p>931.818181818182</text:p>
          </table:table-cell>
          <table:table-cell table:formula="of:=([.$B$6]*[.$D$2]-[.$D$26])/[.L11]" office:value-type="float" office:value="1098.21428571429" calcext:value-type="float">
            <text:p>1098.21428571429</text:p>
          </table:table-cell>
        </table:table-row>
        <table:table-row table:style-name="ro1">
          <table:table-cell table:style-name="ce1" office:value-type="string" calcext:value-type="string">
            <text:p>Valve Configuration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[.B$16]*100/[.G12]" office:value-type="float" office:value="1285.71428571429" calcext:value-type="float">
            <text:p>1285.71428571429</text:p>
          </table:table-cell>
          <table:table-cell table:formula="of:=([.H12]/[.B$13])+[.B$25]" office:value-type="float" office:value="1092.85714285714" calcext:value-type="float">
            <text:p>1092.85714285714</text:p>
          </table:table-cell>
          <table:table-cell table:formula="of:=[.$I12]+[.$B$8]" office:value-type="float" office:value="3092.85714285714" calcext:value-type="float">
            <text:p>3092.85714285714</text:p>
          </table:table-cell>
          <table:table-cell table:formula="of:=[.$I12]+[.$B$9]" office:value-type="float" office:value="2092.85714285714" calcext:value-type="float">
            <text:p>2092.85714285714</text:p>
          </table:table-cell>
          <table:table-cell table:formula="of:=[.$I12]+[.$B$10]" office:value-type="float" office:value="1759.52380952381" calcext:value-type="float">
            <text:p>1759.52380952381</text:p>
          </table:table-cell>
          <table:table-cell table:formula="of:=([.$B$6]*[.$D$2]-[.$D$26])/[.J12]" office:value-type="float" office:value="662.817551963049" calcext:value-type="float">
            <text:p>662.817551963049</text:p>
          </table:table-cell>
          <table:table-cell table:formula="of:=([.$B$6]*[.$D$2]-[.$D$26])/[.K12]" office:value-type="float" office:value="979.522184300341" calcext:value-type="float">
            <text:p>979.522184300341</text:p>
          </table:table-cell>
          <table:table-cell table:formula="of:=([.$B$6]*[.$D$2]-[.$D$26])/[.L12]" office:value-type="float" office:value="1165.08795669824" calcext:value-type="float">
            <text:p>1165.08795669824</text:p>
          </table:table-cell>
        </table:table-row>
        <table:table-row table:style-name="ro1">
          <table:table-cell office:value-type="string" calcext:value-type="string">
            <text:p>Parallel Valv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formula="of:=[.B$16]*100/[.G13]" office:value-type="float" office:value="1125" calcext:value-type="float">
            <text:p>1125</text:p>
          </table:table-cell>
          <table:table-cell table:formula="of:=([.H13]/[.B$13])+[.B$25]" office:value-type="float" office:value="1012.5" calcext:value-type="float">
            <text:p>1012.5</text:p>
          </table:table-cell>
          <table:table-cell table:formula="of:=[.$I13]+[.$B$8]" office:value-type="float" office:value="3012.5" calcext:value-type="float">
            <text:p>3012.5</text:p>
          </table:table-cell>
          <table:table-cell table:formula="of:=[.$I13]+[.$B$9]" office:value-type="float" office:value="2012.5" calcext:value-type="float">
            <text:p>2012.5</text:p>
          </table:table-cell>
          <table:table-cell table:formula="of:=[.$I13]+[.$B$10]" office:value-type="float" office:value="1679.16666666667" calcext:value-type="float">
            <text:p>1679.16666666667</text:p>
          </table:table-cell>
          <table:table-cell table:formula="of:=([.$B$6]*[.$D$2]-[.$D$26])/[.J13]" office:value-type="float" office:value="680.497925311203" calcext:value-type="float">
            <text:p>680.497925311203</text:p>
          </table:table-cell>
          <table:table-cell table:formula="of:=([.$B$6]*[.$D$2]-[.$D$26])/[.K13]" office:value-type="float" office:value="1018.63354037267" calcext:value-type="float">
            <text:p>1018.63354037267</text:p>
          </table:table-cell>
          <table:table-cell table:formula="of:=([.$B$6]*[.$D$2]-[.$D$26])/[.L13]" office:value-type="float" office:value="1220.84367245658" calcext:value-type="float">
            <text:p>1220.84367245658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[.B$16]*100/[.G14]" office:value-type="float" office:value="1000" calcext:value-type="float">
            <text:p>1000</text:p>
          </table:table-cell>
          <table:table-cell table:formula="of:=([.H14]/[.B$13])+[.B$25]" office:value-type="float" office:value="950" calcext:value-type="float">
            <text:p>950</text:p>
          </table:table-cell>
          <table:table-cell table:formula="of:=[.$I14]+[.$B$8]" office:value-type="float" office:value="2950" calcext:value-type="float">
            <text:p>2950</text:p>
          </table:table-cell>
          <table:table-cell table:formula="of:=[.$I14]+[.$B$9]" office:value-type="float" office:value="1950" calcext:value-type="float">
            <text:p>1950</text:p>
          </table:table-cell>
          <table:table-cell table:formula="of:=[.$I14]+[.$B$10]" office:value-type="float" office:value="1616.66666666667" calcext:value-type="float">
            <text:p>1616.66666666667</text:p>
          </table:table-cell>
          <table:table-cell table:formula="of:=([.$B$6]*[.$D$2]-[.$D$26])/[.J14]" office:value-type="float" office:value="694.915254237288" calcext:value-type="float">
            <text:p>694.915254237288</text:p>
          </table:table-cell>
          <table:table-cell table:formula="of:=([.$B$6]*[.$D$2]-[.$D$26])/[.K14]" office:value-type="float" office:value="1051.28205128205" calcext:value-type="float">
            <text:p>1051.28205128205</text:p>
          </table:table-cell>
          <table:table-cell table:formula="of:=([.$B$6]*[.$D$2]-[.$D$26])/[.L14]" office:value-type="float" office:value="1268.0412371134" calcext:value-type="float">
            <text:p>1268.0412371134</text:p>
          </table:table-cell>
        </table:table-row>
        <table:table-row table:style-name="ro1">
          <table:table-cell office:value-type="string" calcext:value-type="string">
            <text:p>Simple Chacacterisitc: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[.B$16]*100/[.G15]" office:value-type="float" office:value="900" calcext:value-type="float">
            <text:p>900</text:p>
          </table:table-cell>
          <table:table-cell table:formula="of:=([.H15]/[.B$13])+[.B$25]" office:value-type="float" office:value="900" calcext:value-type="float">
            <text:p>900</text:p>
          </table:table-cell>
          <table:table-cell table:formula="of:=[.$I15]+[.$B$8]" office:value-type="float" office:value="2900" calcext:value-type="float">
            <text:p>2900</text:p>
          </table:table-cell>
          <table:table-cell table:formula="of:=[.$I15]+[.$B$9]" office:value-type="float" office:value="1900" calcext:value-type="float">
            <text:p>1900</text:p>
          </table:table-cell>
          <table:table-cell table:formula="of:=[.$I15]+[.$B$10]" office:value-type="float" office:value="1566.66666666667" calcext:value-type="float">
            <text:p>1566.66666666667</text:p>
          </table:table-cell>
          <table:table-cell table:formula="of:=([.$B$6]*[.$D$2]-[.$D$26])/[.J15]" office:value-type="float" office:value="706.896551724138" calcext:value-type="float">
            <text:p>706.896551724138</text:p>
          </table:table-cell>
          <table:table-cell table:formula="of:=([.$B$6]*[.$D$2]-[.$D$26])/[.K15]" office:value-type="float" office:value="1078.94736842105" calcext:value-type="float">
            <text:p>1078.94736842105</text:p>
          </table:table-cell>
          <table:table-cell table:formula="of:=([.$B$6]*[.$D$2]-[.$D$26])/[.L15]" office:value-type="float" office:value="1308.51063829787" calcext:value-type="float">
            <text:p>1308.51063829787</text:p>
          </table:table-cell>
        </table:table-row>
        <table:table-row table:style-name="ro1">
          <table:table-cell office:value-type="string" calcext:value-type="string">
            <text:p>resistanceFullOpen</text:p>
          </table:table-cell>
          <table:table-cell table:style-name="ce2" office:value-type="float" office:value="900" calcext:value-type="float">
            <text:p>900</text:p>
          </table:table-cell>
          <table:table-cell office:value-type="string" calcext:value-type="string">
            <text:p>Pa*s/kg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dvanced Characteristic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Open</text:p>
          </table:table-cell>
          <table:table-cell table:style-name="ce2" office:value-type="float" office:value="620" calcext:value-type="float">
            <text:p>620</text:p>
          </table:table-cell>
          <table:table-cell office:value-type="string" calcext:value-type="string">
            <text:p>kg/s</text:p>
          </table:table-cell>
          <table:table-cell table:number-columns-repeated="3"/>
          <table:table-cell office:value-type="string" calcext:value-type="string">
            <text:p>Calculation for 1 to 3 Pumps with advanced valve Characteris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fort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bar</text:p>
          </table:table-cell>
          <table:table-cell table:style-name="ce5" table:formula="of:=[.B20]*100000" office:value-type="float" office:value="2000000" calcext:value-type="float">
            <text:p>2.00E+06</text:p>
          </table:table-cell>
          <table:table-cell office:value-type="string" calcext:value-type="string">
            <text:p>P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istance</text:p>
          </table:table-cell>
          <table:table-cell table:style-name="ce2" office:value-type="float" office:value="2500" calcext:value-type="float">
            <text:p>2500</text:p>
          </table:table-cell>
          <table:table-cell office:value-type="string" calcext:value-type="string">
            <text:p>Pa*s/kg</text:p>
          </table:table-cell>
          <table:table-cell table:number-columns-repeated="4"/>
          <table:table-cell office:value-type="string" calcext:value-type="string">
            <text:p>Resistance</text:p>
          </table:table-cell>
          <table:table-cell office:value-type="string" calcext:value-type="string">
            <text:p>Valve<text:span text:style-name="T1">s</text:span> and</text:p>
          </table:table-cell>
          <table:table-cell table:style-name="ce13" office:value-type="string" calcext:value-type="string" table:number-columns-spanned="3" table:number-rows-spanned="1">
            <text:p>Total Resistance (Valves + Plant) with…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sulting Flow</text:p>
          </table:table-cell>
          <table:covered-table-cell table:number-columns-repeated="2" table:style-name="ce13"/>
        </table:table-row>
        <table:table-row table:style-name="ro1">
          <table:table-cell table:number-columns-repeated="6"/>
          <table:table-cell office:value-type="string" calcext:value-type="string">
            <text:p>Valve Open</text:p>
          </table:table-cell>
          <table:table-cell office:value-type="string" calcext:value-type="string">
            <text:p>per Valve</text:p>
          </table:table-cell>
          <table:table-cell office:value-type="string" calcext:value-type="string">
            <text:p>Plant Res.</text:p>
          </table:table-cell>
          <table:table-cell office:value-type="string" calcext:value-type="string">
            <text:p>1 Pump</text:p>
          </table:table-cell>
          <table:table-cell office:value-type="string" calcext:value-type="string">
            <text:p>2 Pumps</text:p>
          </table:table-cell>
          <table:table-cell office:value-type="string" calcext:value-type="string">
            <text:p>3 Pumps</text:p>
          </table:table-cell>
          <table:table-cell office:value-type="string" calcext:value-type="string">
            <text:p>1 Pump</text:p>
          </table:table-cell>
          <table:table-cell office:value-type="string" calcext:value-type="string">
            <text:p>2 Pumps</text:p>
          </table:table-cell>
          <table:table-cell office:value-type="string" calcext:value-type="string">
            <text:p>3 Pumps</text:p>
          </table:table-cell>
        </table:table-row>
        <table:table-row table:style-name="ro1">
          <table:table-cell table:style-name="ce1" office:value-type="string" calcext:value-type="string">
            <text:p>Plant parameter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table:style-name="ce6" table:formula="of:=[.D$20]/([.B$19]*[.G23]/100)-[.B$21]" office:value-type="float" office:value="3223306.4516129" calcext:value-type="float">
            <text:p>3223306.4516129</text:p>
          </table:table-cell>
          <table:table-cell table:formula="of:=([.H23]/[.B$13])+[.B$25]" office:value-type="float" office:value="1612103.22580645" calcext:value-type="float">
            <text:p>1612103.22580645</text:p>
          </table:table-cell>
          <table:table-cell table:formula="of:=[.$I23]+[.$B$8]" office:value-type="float" office:value="1614103.22580645" calcext:value-type="float">
            <text:p>1614103.22580645</text:p>
          </table:table-cell>
          <table:table-cell table:formula="of:=[.$I23]+[.$B$9]" office:value-type="float" office:value="1613103.22580645" calcext:value-type="float">
            <text:p>1613103.22580645</text:p>
          </table:table-cell>
          <table:table-cell table:formula="of:=[.$I23]+[.$B$10]" office:value-type="float" office:value="1612769.89247312" calcext:value-type="float">
            <text:p>1612769.89247312</text:p>
          </table:table-cell>
          <table:table-cell table:formula="of:=([.$B$6]*[.$D$2]-[.$D$26])/[.J23]" office:value-type="float" office:value="1.27005507902121" calcext:value-type="float">
            <text:p>1.27005507902121</text:p>
          </table:table-cell>
          <table:table-cell table:formula="of:=([.$B$6]*[.$D$2]-[.$D$26])/[.K23]" office:value-type="float" office:value="1.27084241554047" calcext:value-type="float">
            <text:p>1.27084241554047</text:p>
          </table:table-cell>
          <table:table-cell table:formula="of:=([.$B$6]*[.$D$2]-[.$D$26])/[.L23]" office:value-type="float" office:value="1.27110507801978" calcext:value-type="float">
            <text:p>1.27110507801978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6" table:formula="of:=[.D$20]/([.B$19]*[.G24]/100)-[.B$21]" office:value-type="float" office:value="29758.064516129" calcext:value-type="float">
            <text:p>29758.064516129</text:p>
          </table:table-cell>
          <table:table-cell table:formula="of:=([.H24]/[.B$13])+[.B$25]" office:value-type="float" office:value="15329.0322580645" calcext:value-type="float">
            <text:p>15329.0322580645</text:p>
          </table:table-cell>
          <table:table-cell table:formula="of:=[.$I24]+[.$B$8]" office:value-type="float" office:value="17329.0322580645" calcext:value-type="float">
            <text:p>17329.0322580645</text:p>
          </table:table-cell>
          <table:table-cell table:formula="of:=[.$I24]+[.$B$9]" office:value-type="float" office:value="16329.0322580645" calcext:value-type="float">
            <text:p>16329.0322580645</text:p>
          </table:table-cell>
          <table:table-cell table:formula="of:=[.$I24]+[.$B$10]" office:value-type="float" office:value="15995.6989247312" calcext:value-type="float">
            <text:p>15995.6989247312</text:p>
          </table:table-cell>
          <table:table-cell table:formula="of:=([.$B$6]*[.$D$2]-[.$D$26])/[.J24]" office:value-type="float" office:value="118.298585256888" calcext:value-type="float">
            <text:p>118.298585256888</text:p>
          </table:table-cell>
          <table:table-cell table:formula="of:=([.$B$6]*[.$D$2]-[.$D$26])/[.K24]" office:value-type="float" office:value="125.543263532201" calcext:value-type="float">
            <text:p>125.543263532201</text:p>
          </table:table-cell>
          <table:table-cell table:formula="of:=([.$B$6]*[.$D$2]-[.$D$26])/[.L24]" office:value-type="float" office:value="128.159451465448" calcext:value-type="float">
            <text:p>128.159451465448</text:p>
          </table:table-cell>
        </table:table-row>
        <table:table-row table:style-name="ro1">
          <table:table-cell office:value-type="string" calcext:value-type="string">
            <text:p>resistance (total)</text:p>
          </table:table-cell>
          <table:table-cell table:style-name="ce2" office:value-type="float" office:value="450" calcext:value-type="float">
            <text:p>450</text:p>
          </table:table-cell>
          <table:table-cell office:value-type="string" calcext:value-type="string">
            <text:p>Pa*s/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6" table:formula="of:=[.D$20]/([.B$19]*[.G25]/100)-[.B$21]" office:value-type="float" office:value="13629.0322580645" calcext:value-type="float">
            <text:p>13629.0322580645</text:p>
          </table:table-cell>
          <table:table-cell table:formula="of:=([.H25]/[.B$13])+[.B$25]" office:value-type="float" office:value="7264.51612903226" calcext:value-type="float">
            <text:p>7264.51612903226</text:p>
          </table:table-cell>
          <table:table-cell table:formula="of:=[.$I25]+[.$B$8]" office:value-type="float" office:value="9264.51612903226" calcext:value-type="float">
            <text:p>9264.51612903226</text:p>
          </table:table-cell>
          <table:table-cell table:formula="of:=[.$I25]+[.$B$9]" office:value-type="float" office:value="8264.51612903226" calcext:value-type="float">
            <text:p>8264.51612903226</text:p>
          </table:table-cell>
          <table:table-cell table:formula="of:=[.$I25]+[.$B$10]" office:value-type="float" office:value="7931.18279569893" calcext:value-type="float">
            <text:p>7931.18279569893</text:p>
          </table:table-cell>
          <table:table-cell table:formula="of:=([.$B$6]*[.$D$2]-[.$D$26])/[.J25]" office:value-type="float" office:value="221.274373259053" calcext:value-type="float">
            <text:p>221.274373259053</text:p>
          </table:table-cell>
          <table:table-cell table:formula="of:=([.$B$6]*[.$D$2]-[.$D$26])/[.K25]" office:value-type="float" office:value="248.048399687744" calcext:value-type="float">
            <text:p>248.048399687744</text:p>
          </table:table-cell>
          <table:table-cell table:formula="of:=([.$B$6]*[.$D$2]-[.$D$26])/[.L25]" office:value-type="float" office:value="258.473427331887" calcext:value-type="float">
            <text:p>258.473427331887</text:p>
          </table:table-cell>
        </table:table-row>
        <table:table-row table:style-name="ro1">
          <table:table-cell office:value-type="string" calcext:value-type="string">
            <text:p>backPressure</text:p>
          </table:table-cell>
          <table:table-cell table:style-name="ce2" office:value-type="float" office:value="7.5" calcext:value-type="float">
            <text:p>7.5</text:p>
          </table:table-cell>
          <table:table-cell office:value-type="string" calcext:value-type="string">
            <text:p>bar</text:p>
          </table:table-cell>
          <table:table-cell table:style-name="ce5" table:formula="of:=[.B26]*100000" office:value-type="float" office:value="750000" calcext:value-type="float">
            <text:p>7.50E+05</text:p>
          </table:table-cell>
          <table:table-cell office:value-type="string" calcext:value-type="string">
            <text:p>Pa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" table:formula="of:=[.D$20]/([.B$19]*[.G26]/100)-[.B$21]" office:value-type="float" office:value="8252.68817204301" calcext:value-type="float">
            <text:p>8252.68817204301</text:p>
          </table:table-cell>
          <table:table-cell table:formula="of:=([.H26]/[.B$13])+[.B$25]" office:value-type="float" office:value="4576.34408602151" calcext:value-type="float">
            <text:p>4576.34408602151</text:p>
          </table:table-cell>
          <table:table-cell table:formula="of:=[.$I26]+[.$B$8]" office:value-type="float" office:value="6576.34408602151" calcext:value-type="float">
            <text:p>6576.34408602151</text:p>
          </table:table-cell>
          <table:table-cell table:formula="of:=[.$I26]+[.$B$9]" office:value-type="float" office:value="5576.34408602151" calcext:value-type="float">
            <text:p>5576.34408602151</text:p>
          </table:table-cell>
          <table:table-cell table:formula="of:=[.$I26]+[.$B$10]" office:value-type="float" office:value="5243.01075268817" calcext:value-type="float">
            <text:p>5243.01075268817</text:p>
          </table:table-cell>
          <table:table-cell table:formula="of:=([.$B$6]*[.$D$2]-[.$D$26])/[.J26]" office:value-type="float" office:value="311.723348593852" calcext:value-type="float">
            <text:p>311.723348593852</text:p>
          </table:table-cell>
          <table:table-cell table:formula="of:=([.$B$6]*[.$D$2]-[.$D$26])/[.K26]" office:value-type="float" office:value="367.624373312765" calcext:value-type="float">
            <text:p>367.624373312765</text:p>
          </table:table-cell>
          <table:table-cell table:formula="of:=([.$B$6]*[.$D$2]-[.$D$26])/[.L26]" office:value-type="float" office:value="390.996718621821" calcext:value-type="float">
            <text:p>390.996718621821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style-name="ce6" table:formula="of:=[.D$20]/([.B$19]*[.G27]/100)-[.B$21]" office:value-type="float" office:value="5564.51612903226" calcext:value-type="float">
            <text:p>5564.51612903226</text:p>
          </table:table-cell>
          <table:table-cell table:formula="of:=([.H27]/[.B$13])+[.B$25]" office:value-type="float" office:value="3232.25806451613" calcext:value-type="float">
            <text:p>3232.25806451613</text:p>
          </table:table-cell>
          <table:table-cell table:formula="of:=[.$I27]+[.$B$8]" office:value-type="float" office:value="5232.25806451613" calcext:value-type="float">
            <text:p>5232.25806451613</text:p>
          </table:table-cell>
          <table:table-cell table:formula="of:=[.$I27]+[.$B$9]" office:value-type="float" office:value="4232.25806451613" calcext:value-type="float">
            <text:p>4232.25806451613</text:p>
          </table:table-cell>
          <table:table-cell table:formula="of:=[.$I27]+[.$B$10]" office:value-type="float" office:value="3898.9247311828" calcext:value-type="float">
            <text:p>3898.9247311828</text:p>
          </table:table-cell>
          <table:table-cell table:formula="of:=([.$B$6]*[.$D$2]-[.$D$26])/[.J27]" office:value-type="float" office:value="391.800246609125" calcext:value-type="float">
            <text:p>391.800246609125</text:p>
          </table:table-cell>
          <table:table-cell table:formula="of:=([.$B$6]*[.$D$2]-[.$D$26])/[.K27]" office:value-type="float" office:value="484.375" calcext:value-type="float">
            <text:p>484.375</text:p>
          </table:table-cell>
          <table:table-cell table:formula="of:=([.$B$6]*[.$D$2]-[.$D$26])/[.L27]" office:value-type="float" office:value="525.785990071704" calcext:value-type="float">
            <text:p>525.785990071704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style-name="ce6" table:formula="of:=[.D$20]/([.B$19]*[.G28]/100)-[.B$21]" office:value-type="float" office:value="3951.61290322581" calcext:value-type="float">
            <text:p>3951.61290322581</text:p>
          </table:table-cell>
          <table:table-cell table:formula="of:=([.H28]/[.B$13])+[.B$25]" office:value-type="float" office:value="2425.8064516129" calcext:value-type="float">
            <text:p>2425.8064516129</text:p>
          </table:table-cell>
          <table:table-cell table:formula="of:=[.$I28]+[.$B$8]" office:value-type="float" office:value="4425.8064516129" calcext:value-type="float">
            <text:p>4425.8064516129</text:p>
          </table:table-cell>
          <table:table-cell table:formula="of:=[.$I28]+[.$B$9]" office:value-type="float" office:value="3425.8064516129" calcext:value-type="float">
            <text:p>3425.8064516129</text:p>
          </table:table-cell>
          <table:table-cell table:formula="of:=[.$I28]+[.$B$10]" office:value-type="float" office:value="3092.47311827957" calcext:value-type="float">
            <text:p>3092.47311827957</text:p>
          </table:table-cell>
          <table:table-cell table:formula="of:=([.$B$6]*[.$D$2]-[.$D$26])/[.J28]" office:value-type="float" office:value="463.192419825073" calcext:value-type="float">
            <text:p>463.192419825073</text:p>
          </table:table-cell>
          <table:table-cell table:formula="of:=([.$B$6]*[.$D$2]-[.$D$26])/[.K28]" office:value-type="float" office:value="598.399246704331" calcext:value-type="float">
            <text:p>598.399246704331</text:p>
          </table:table-cell>
          <table:table-cell table:formula="of:=([.$B$6]*[.$D$2]-[.$D$26])/[.L28]" office:value-type="float" office:value="662.899860917942" calcext:value-type="float">
            <text:p>662.899860917942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style-name="ce6" table:formula="of:=[.D$20]/([.B$19]*[.G29]/100)-[.B$21]" office:value-type="float" office:value="2876.34408602151" calcext:value-type="float">
            <text:p>2876.34408602151</text:p>
          </table:table-cell>
          <table:table-cell table:formula="of:=([.H29]/[.B$13])+[.B$25]" office:value-type="float" office:value="1888.17204301075" calcext:value-type="float">
            <text:p>1888.17204301075</text:p>
          </table:table-cell>
          <table:table-cell table:formula="of:=[.$I29]+[.$B$8]" office:value-type="float" office:value="3888.17204301075" calcext:value-type="float">
            <text:p>3888.17204301075</text:p>
          </table:table-cell>
          <table:table-cell table:formula="of:=[.$I29]+[.$B$9]" office:value-type="float" office:value="2888.17204301075" calcext:value-type="float">
            <text:p>2888.17204301075</text:p>
          </table:table-cell>
          <table:table-cell table:formula="of:=[.$I29]+[.$B$10]" office:value-type="float" office:value="2554.83870967742" calcext:value-type="float">
            <text:p>2554.83870967742</text:p>
          </table:table-cell>
          <table:table-cell table:formula="of:=([.$B$6]*[.$D$2]-[.$D$26])/[.J29]" office:value-type="float" office:value="527.240044247788" calcext:value-type="float">
            <text:p>527.240044247788</text:p>
          </table:table-cell>
          <table:table-cell table:formula="of:=([.$B$6]*[.$D$2]-[.$D$26])/[.K29]" office:value-type="float" office:value="709.791511541326" calcext:value-type="float">
            <text:p>709.791511541326</text:p>
          </table:table-cell>
          <table:table-cell table:formula="of:=([.$B$6]*[.$D$2]-[.$D$26])/[.L29]" office:value-type="float" office:value="802.39898989899" calcext:value-type="float">
            <text:p>802.39898989899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style-name="ce6" table:formula="of:=[.D$20]/([.B$19]*[.G30]/100)-[.B$21]" office:value-type="float" office:value="2108.29493087558" calcext:value-type="float">
            <text:p>2108.29493087558</text:p>
          </table:table-cell>
          <table:table-cell table:formula="of:=([.H30]/[.B$13])+[.B$25]" office:value-type="float" office:value="1504.14746543779" calcext:value-type="float">
            <text:p>1504.14746543779</text:p>
          </table:table-cell>
          <table:table-cell table:formula="of:=[.$I30]+[.$B$8]" office:value-type="float" office:value="3504.14746543779" calcext:value-type="float">
            <text:p>3504.14746543779</text:p>
          </table:table-cell>
          <table:table-cell table:formula="of:=[.$I30]+[.$B$9]" office:value-type="float" office:value="2504.14746543779" calcext:value-type="float">
            <text:p>2504.14746543779</text:p>
          </table:table-cell>
          <table:table-cell table:formula="of:=[.$I30]+[.$B$10]" office:value-type="float" office:value="2170.81413210445" calcext:value-type="float">
            <text:p>2170.81413210445</text:p>
          </table:table-cell>
          <table:table-cell table:formula="of:=([.$B$6]*[.$D$2]-[.$D$26])/[.J30]" office:value-type="float" office:value="585.021041557075" calcext:value-type="float">
            <text:p>585.021041557075</text:p>
          </table:table-cell>
          <table:table-cell table:formula="of:=([.$B$6]*[.$D$2]-[.$D$26])/[.K30]" office:value-type="float" office:value="818.641884431358" calcext:value-type="float">
            <text:p>818.641884431358</text:p>
          </table:table-cell>
          <table:table-cell table:formula="of:=([.$B$6]*[.$D$2]-[.$D$26])/[.L30]" office:value-type="float" office:value="944.346164732522" calcext:value-type="float">
            <text:p>944.346164732522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style-name="ce6" table:formula="of:=[.D$20]/([.B$19]*[.G31]/100)-[.B$21]" office:value-type="float" office:value="1532.25806451613" calcext:value-type="float">
            <text:p>1532.25806451613</text:p>
          </table:table-cell>
          <table:table-cell table:formula="of:=([.H31]/[.B$13])+[.B$25]" office:value-type="float" office:value="1216.12903225806" calcext:value-type="float">
            <text:p>1216.12903225806</text:p>
          </table:table-cell>
          <table:table-cell table:formula="of:=[.$I31]+[.$B$8]" office:value-type="float" office:value="3216.12903225806" calcext:value-type="float">
            <text:p>3216.12903225806</text:p>
          </table:table-cell>
          <table:table-cell table:formula="of:=[.$I31]+[.$B$9]" office:value-type="float" office:value="2216.12903225806" calcext:value-type="float">
            <text:p>2216.12903225806</text:p>
          </table:table-cell>
          <table:table-cell table:formula="of:=[.$I31]+[.$B$10]" office:value-type="float" office:value="1882.79569892473" calcext:value-type="float">
            <text:p>1882.79569892473</text:p>
          </table:table-cell>
          <table:table-cell table:formula="of:=([.$B$6]*[.$D$2]-[.$D$26])/[.J31]" office:value-type="float" office:value="637.41223671013" calcext:value-type="float">
            <text:p>637.41223671013</text:p>
          </table:table-cell>
          <table:table-cell table:formula="of:=([.$B$6]*[.$D$2]-[.$D$26])/[.K31]" office:value-type="float" office:value="925.036390101892" calcext:value-type="float">
            <text:p>925.036390101892</text:p>
          </table:table-cell>
          <table:table-cell table:formula="of:=([.$B$6]*[.$D$2]-[.$D$26])/[.L31]" office:value-type="float" office:value="1088.80639634495" calcext:value-type="float">
            <text:p>1088.80639634495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style-name="ce6" table:formula="of:=[.D$20]/([.B$19]*[.G32]/100)-[.B$21]" office:value-type="float" office:value="1084.229390681" calcext:value-type="float">
            <text:p>1084.229390681</text:p>
          </table:table-cell>
          <table:table-cell table:formula="of:=([.H32]/[.B$13])+[.B$25]" office:value-type="float" office:value="992.114695340502" calcext:value-type="float">
            <text:p>992.114695340502</text:p>
          </table:table-cell>
          <table:table-cell table:formula="of:=[.$I32]+[.$B$8]" office:value-type="float" office:value="2992.1146953405" calcext:value-type="float">
            <text:p>2992.1146953405</text:p>
          </table:table-cell>
          <table:table-cell table:formula="of:=[.$I32]+[.$B$9]" office:value-type="float" office:value="1992.1146953405" calcext:value-type="float">
            <text:p>1992.1146953405</text:p>
          </table:table-cell>
          <table:table-cell table:formula="of:=[.$I32]+[.$B$10]" office:value-type="float" office:value="1658.78136200717" calcext:value-type="float">
            <text:p>1658.78136200717</text:p>
          </table:table-cell>
          <table:table-cell table:formula="of:=([.$B$6]*[.$D$2]-[.$D$26])/[.J32]" office:value-type="float" office:value="685.134163871586" calcext:value-type="float">
            <text:p>685.134163871586</text:p>
          </table:table-cell>
          <table:table-cell table:formula="of:=([.$B$6]*[.$D$2]-[.$D$26])/[.K32]" office:value-type="float" office:value="1029.05721482548" calcext:value-type="float">
            <text:p>1029.05721482548</text:p>
          </table:table-cell>
          <table:table-cell table:formula="of:=([.$B$6]*[.$D$2]-[.$D$26])/[.L32]" office:value-type="float" office:value="1235.84701815039" calcext:value-type="float">
            <text:p>1235.84701815039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style-name="ce6" table:formula="of:=[.D$20]/([.B$19]*[.G33]/100)-[.B$21]" office:value-type="float" office:value="725.806451612903" calcext:value-type="float">
            <text:p>725.806451612903</text:p>
          </table:table-cell>
          <table:table-cell table:formula="of:=([.H33]/[.B$13])+[.B$25]" office:value-type="float" office:value="812.903225806452" calcext:value-type="float">
            <text:p>812.903225806452</text:p>
          </table:table-cell>
          <table:table-cell table:formula="of:=[.$I33]+[.$B$8]" office:value-type="float" office:value="2812.90322580645" calcext:value-type="float">
            <text:p>2812.90322580645</text:p>
          </table:table-cell>
          <table:table-cell table:formula="of:=[.$I33]+[.$B$9]" office:value-type="float" office:value="1812.90322580645" calcext:value-type="float">
            <text:p>1812.90322580645</text:p>
          </table:table-cell>
          <table:table-cell table:formula="of:=[.$I33]+[.$B$10]" office:value-type="float" office:value="1479.56989247312" calcext:value-type="float">
            <text:p>1479.56989247312</text:p>
          </table:table-cell>
          <table:table-cell table:formula="of:=([.$B$6]*[.$D$2]-[.$D$26])/[.J33]" office:value-type="float" office:value="728.784403669725" calcext:value-type="float">
            <text:p>728.784403669725</text:p>
          </table:table-cell>
          <table:table-cell table:formula="of:=([.$B$6]*[.$D$2]-[.$D$26])/[.K33]" office:value-type="float" office:value="1130.78291814947" calcext:value-type="float">
            <text:p>1130.78291814947</text:p>
          </table:table-cell>
          <table:table-cell table:formula="of:=([.$B$6]*[.$D$2]-[.$D$26])/[.L33]" office:value-type="float" office:value="1385.53779069767" calcext:value-type="float">
            <text:p>1385.53779069767</text:p>
          </table:table-cell>
        </table:table-row>
        <calcext:conditional-formats>
          <calcext:conditional-format calcext:target-range-address="Condensation.H23:Condensation.H33">
            <calcext:condition calcext:apply-style-name="Bad" calcext:value="&lt;0" calcext:base-cell-address="Condensation.H23"/>
          </calcext:conditional-format>
        </calcext:conditional-formats>
      </table:table>
      <table:table table:name="Feedwater Main" table:style-name="ta1">
        <table:shapes>
          <draw:frame draw:z-index="0" draw:style-name="gr1" draw:text-style-name="P1" svg:width="5.3079in" svg:height="4.9776in" svg:x="4.05in" svg:y="0.2945in">
            <draw:object draw:notify-on-update-of-ranges="'Feedwater Main'.G7:'Feedwater Main'.G17 'Feedwater Main'.K6:'Feedwater Main'.K6 'Feedwater Main'.K7:'Feedwater Main'.K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Pump Paramete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Head</text:p>
          </table:table-cell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bar</text:p>
          </table:table-cell>
          <table:table-cell table:style-name="ce4" table:formula="of:=[.B2]*100000" office:value-type="float" office:value="9500000" calcext:value-type="float">
            <text:p>9.50E+06</text:p>
          </table:table-cell>
          <table:table-cell office:value-type="string" calcext:value-type="string">
            <text:p>P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ingPressure</text:p>
          </table:table-cell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bar</text:p>
          </table:table-cell>
          <table:table-cell table:style-name="ce4" table:formula="of:=[.B3]*100000" office:value-type="float" office:value="6500000" calcext:value-type="float">
            <text:p>6.50E+06</text:p>
          </table:table-cell>
          <table:table-cell office:value-type="string" calcext:value-type="string">
            <text:p>Pa</text:p>
          </table:table-cell>
          <table:table-cell table:number-columns-repeated="6"/>
          <table:table-cell table:style-name="ce13"/>
        </table:table-row>
        <table:table-row table:style-name="ro1">
          <table:table-cell office:value-type="string" calcext:value-type="string">
            <text:p>workingFlow</text:p>
          </table:table-cell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kg/s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Resistance</text:p>
          </table:table-cell>
          <table:table-cell office:value-type="string" calcext:value-type="string">
            <text:p>Valve and</text:p>
          </table:table-cell>
          <table:table-cell table:style-name="ce13" office:value-type="string" calcext:value-type="string">
            <text:p>Total R</text:p>
          </table:table-cell>
          <table:table-cell table:style-name="ce13"/>
          <table:table-cell/>
        </table:table-row>
        <table:table-row table:style-name="ro1">
          <table:table-cell/>
          <table:table-cell table:style-name="ce2"/>
          <table:table-cell table:number-columns-repeated="4"/>
          <table:table-cell office:value-type="string" calcext:value-type="string">
            <text:p>Valve Open</text:p>
          </table:table-cell>
          <table:table-cell office:value-type="string" calcext:value-type="string">
            <text:p>per Valve</text:p>
          </table:table-cell>
          <table:table-cell office:value-type="string" calcext:value-type="string">
            <text:p>Plant Res.</text:p>
          </table:table-cell>
          <table:table-cell office:value-type="string" calcext:value-type="string">
            <text:p>inc. Pump</text:p>
          </table:table-cell>
          <table:table-cell office:value-type="string" calcext:value-type="string">
            <text:p>Flow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" calcext:value-type="float">
            <text:p>0.1</text:p>
          </table:table-cell>
          <table:table-cell table:style-name="ce15" table:formula="of:=[.D$15]/([.B$14]*[.G7]/100)-[.B$16]" office:value-type="float" office:value="3746900" calcext:value-type="float">
            <text:p>3746900</text:p>
          </table:table-cell>
          <table:table-cell table:formula="of:=([.H7])+[.B$20]" office:value-type="float" office:value="3747400" calcext:value-type="float">
            <text:p>3747400</text:p>
          </table:table-cell>
          <table:table-cell table:formula="of:=[.$I7]+[.$B$8]" office:value-type="float" office:value="3755131.95876289" calcext:value-type="float">
            <text:p>3755131.95876289</text:p>
          </table:table-cell>
          <table:table-cell table:formula="of:=([.$D$2]-[.$D$21])/[.J7]" office:value-type="float" office:value="0.998633347957078" calcext:value-type="float">
            <text:p>0.998633347957078</text:p>
          </table:table-cell>
          <table:table-cell/>
        </table:table-row>
        <table:table-row table:style-name="ro1">
          <table:table-cell office:value-type="string" calcext:value-type="string">
            <text:p>flowResistance</text:p>
          </table:table-cell>
          <table:table-cell table:formula="of:=([.D2]-[.D3])/[.B4]" office:value-type="float" office:value="7731.9587628866" calcext:value-type="float">
            <text:p>7731.9587628866</text:p>
          </table:table-cell>
          <table:table-cell office:value-type="string" calcext:value-type="string">
            <text:p>Pa*s/kg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D$15]/([.B$14]*[.G8]/100)-[.B$16]" office:value-type="float" office:value="34400" calcext:value-type="float">
            <text:p>34400</text:p>
          </table:table-cell>
          <table:table-cell table:formula="of:=([.H8])+[.B$20]" office:value-type="float" office:value="34900" calcext:value-type="float">
            <text:p>34900</text:p>
          </table:table-cell>
          <table:table-cell table:formula="of:=[.$I8]+[.$B$8]" office:value-type="float" office:value="42631.9587628866" calcext:value-type="float">
            <text:p>42631.9587628866</text:p>
          </table:table-cell>
          <table:table-cell table:formula="of:=([.$D$2]-[.$D$21])/[.J8]" office:value-type="float" office:value="87.9621792856625" calcext:value-type="float">
            <text:p>87.96217928566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15" table:formula="of:=[.D$15]/([.B$14]*[.G9]/100)-[.B$16]" office:value-type="float" office:value="15650" calcext:value-type="float">
            <text:p>15650</text:p>
          </table:table-cell>
          <table:table-cell table:formula="of:=([.H9])+[.B$20]" office:value-type="float" office:value="16150" calcext:value-type="float">
            <text:p>16150</text:p>
          </table:table-cell>
          <table:table-cell table:formula="of:=[.$I9]+[.$B$8]" office:value-type="float" office:value="23881.9587628866" calcext:value-type="float">
            <text:p>23881.9587628866</text:p>
          </table:table-cell>
          <table:table-cell table:formula="of:=([.$D$2]-[.$D$21])/[.J9]" office:value-type="float" office:value="157.022296086853" calcext:value-type="float">
            <text:p>157.0222960868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style-name="ce15" table:formula="of:=[.D$15]/([.B$14]*[.G10]/100)-[.B$16]" office:value-type="float" office:value="9400" calcext:value-type="float">
            <text:p>9400</text:p>
          </table:table-cell>
          <table:table-cell table:formula="of:=([.H10])+[.B$20]" office:value-type="float" office:value="9900" calcext:value-type="float">
            <text:p>9900</text:p>
          </table:table-cell>
          <table:table-cell table:formula="of:=[.$I10]+[.$B$8]" office:value-type="float" office:value="17631.9587628866" calcext:value-type="float">
            <text:p>17631.9587628866</text:p>
          </table:table-cell>
          <table:table-cell table:formula="of:=([.$D$2]-[.$D$21])/[.J10]" office:value-type="float" office:value="212.681985616558" calcext:value-type="float">
            <text:p>212.6819856165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style-name="ce15" table:formula="of:=[.D$15]/([.B$14]*[.G11]/100)-[.B$16]" office:value-type="float" office:value="6275" calcext:value-type="float">
            <text:p>6275</text:p>
          </table:table-cell>
          <table:table-cell table:formula="of:=([.H11])+[.B$20]" office:value-type="float" office:value="6775" calcext:value-type="float">
            <text:p>6775</text:p>
          </table:table-cell>
          <table:table-cell table:formula="of:=[.$I11]+[.$B$8]" office:value-type="float" office:value="14506.9587628866" calcext:value-type="float">
            <text:p>14506.9587628866</text:p>
          </table:table-cell>
          <table:table-cell table:formula="of:=([.$D$2]-[.$D$21])/[.J11]" office:value-type="float" office:value="258.496633325635" calcext:value-type="float">
            <text:p>258.496633325635</text:p>
          </table:table-cell>
          <table:table-cell/>
        </table:table-row>
        <table:table-row table:style-name="ro1">
          <table:table-cell table:style-name="ce1" office:value-type="string" calcext:value-type="string">
            <text:p>Valve Parameters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style-name="ce15" table:formula="of:=[.D$15]/([.B$14]*[.G12]/100)-[.B$16]" office:value-type="float" office:value="4400" calcext:value-type="float">
            <text:p>4400</text:p>
          </table:table-cell>
          <table:table-cell table:formula="of:=([.H12])+[.B$20]" office:value-type="float" office:value="4900" calcext:value-type="float">
            <text:p>4900</text:p>
          </table:table-cell>
          <table:table-cell table:formula="of:=[.$I12]+[.$B$8]" office:value-type="float" office:value="12631.9587628866" calcext:value-type="float">
            <text:p>12631.9587628866</text:p>
          </table:table-cell>
          <table:table-cell table:formula="of:=([.$D$2]-[.$D$21])/[.J12]" office:value-type="float" office:value="296.866073614625" calcext:value-type="float">
            <text:p>296.866073614625</text:p>
          </table:table-cell>
          <table:table-cell/>
        </table:table-row>
        <table:table-row table:style-name="ro1">
          <table:table-cell office:value-type="string" calcext:value-type="string">
            <text:p>Advanced Characteristic: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style-name="ce15" table:formula="of:=[.D$15]/([.B$14]*[.G13]/100)-[.B$16]" office:value-type="float" office:value="3150" calcext:value-type="float">
            <text:p>3150</text:p>
          </table:table-cell>
          <table:table-cell table:formula="of:=([.H13])+[.B$20]" office:value-type="float" office:value="3650" calcext:value-type="float">
            <text:p>3650</text:p>
          </table:table-cell>
          <table:table-cell table:formula="of:=[.$I13]+[.$B$8]" office:value-type="float" office:value="11381.9587628866" calcext:value-type="float">
            <text:p>11381.9587628866</text:p>
          </table:table-cell>
          <table:table-cell table:formula="of:=([.$D$2]-[.$D$21])/[.J13]" office:value-type="float" office:value="329.468774059146" calcext:value-type="float">
            <text:p>329.468774059146</text:p>
          </table:table-cell>
          <table:table-cell/>
        </table:table-row>
        <table:table-row table:style-name="ro1">
          <table:table-cell office:value-type="string" calcext:value-type="string">
            <text:p>flowOpen</text:p>
          </table:table-cell>
          <table:table-cell table:style-name="ce2" office:value-type="float" office:value="1200" calcext:value-type="float">
            <text:p>1200</text:p>
          </table:table-cell>
          <table:table-cell office:value-type="string" calcext:value-type="string">
            <text:p>kg/s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style-name="ce15" table:formula="of:=[.D$15]/([.B$14]*[.G14]/100)-[.B$16]" office:value-type="float" office:value="2257.14285714286" calcext:value-type="float">
            <text:p>2257.14285714286</text:p>
          </table:table-cell>
          <table:table-cell table:formula="of:=([.H14])+[.B$20]" office:value-type="float" office:value="2757.14285714286" calcext:value-type="float">
            <text:p>2757.14285714286</text:p>
          </table:table-cell>
          <table:table-cell table:formula="of:=[.$I14]+[.$B$8]" office:value-type="float" office:value="10489.1016200295" calcext:value-type="float">
            <text:p>10489.1016200295</text:p>
          </table:table-cell>
          <table:table-cell table:formula="of:=([.$D$2]-[.$D$21])/[.J14]" office:value-type="float" office:value="357.513935496553" calcext:value-type="float">
            <text:p>357.513935496553</text:p>
          </table:table-cell>
          <table:table-cell/>
        </table:table-row>
        <table:table-row table:style-name="ro1">
          <table:table-cell office:value-type="string" calcext:value-type="string">
            <text:p>effort</text:p>
          </table:table-cell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bar</text:p>
          </table:table-cell>
          <table:table-cell table:style-name="ce5" table:formula="of:=[.B15]*100000" office:value-type="float" office:value="4500000" calcext:value-type="float">
            <text:p>4.50E+06</text:p>
          </table:table-cell>
          <table:table-cell office:value-type="string" calcext:value-type="string">
            <text:p>Pa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15" table:formula="of:=[.D$15]/([.B$14]*[.G15]/100)-[.B$16]" office:value-type="float" office:value="1587.5" calcext:value-type="float">
            <text:p>1587.5</text:p>
          </table:table-cell>
          <table:table-cell table:formula="of:=([.H15])+[.B$20]" office:value-type="float" office:value="2087.5" calcext:value-type="float">
            <text:p>2087.5</text:p>
          </table:table-cell>
          <table:table-cell table:formula="of:=[.$I15]+[.$B$8]" office:value-type="float" office:value="9819.4587628866" calcext:value-type="float">
            <text:p>9819.4587628866</text:p>
          </table:table-cell>
          <table:table-cell table:formula="of:=([.$D$2]-[.$D$21])/[.J15]" office:value-type="float" office:value="381.894775521988" calcext:value-type="float">
            <text:p>381.894775521988</text:p>
          </table:table-cell>
          <table:table-cell/>
        </table:table-row>
        <table:table-row table:style-name="ro1">
          <table:table-cell office:value-type="string" calcext:value-type="string">
            <text:p>resistance</text:p>
          </table:table-cell>
          <table:table-cell table:style-name="ce2" office:value-type="float" office:value="3100" calcext:value-type="float">
            <text:p>3100</text:p>
          </table:table-cell>
          <table:table-cell office:value-type="string" calcext:value-type="string">
            <text:p>Pa*s/kg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style-name="ce15" table:formula="of:=[.D$15]/([.B$14]*[.G16]/100)-[.B$16]" office:value-type="float" office:value="1066.66666666667" calcext:value-type="float">
            <text:p>1066.66666666667</text:p>
          </table:table-cell>
          <table:table-cell table:formula="of:=([.H16])+[.B$20]" office:value-type="float" office:value="1566.66666666667" calcext:value-type="float">
            <text:p>1566.66666666667</text:p>
          </table:table-cell>
          <table:table-cell table:formula="of:=[.$I16]+[.$B$8]" office:value-type="float" office:value="9298.62542955327" calcext:value-type="float">
            <text:p>9298.62542955327</text:p>
          </table:table-cell>
          <table:table-cell table:formula="of:=([.$D$2]-[.$D$21])/[.J16]" office:value-type="float" office:value="403.285413356" calcext:value-type="float">
            <text:p>403.2854133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style-name="ce15" table:formula="of:=[.D$15]/([.B$14]*[.G17]/100)-[.B$16]" office:value-type="float" office:value="650" calcext:value-type="float">
            <text:p>650</text:p>
          </table:table-cell>
          <table:table-cell table:formula="of:=([.H17])+[.B$20]" office:value-type="float" office:value="1150" calcext:value-type="float">
            <text:p>1150</text:p>
          </table:table-cell>
          <table:table-cell table:formula="of:=[.$I17]+[.$B$8]" office:value-type="float" office:value="8881.9587628866" calcext:value-type="float">
            <text:p>8881.9587628866</text:p>
          </table:table-cell>
          <table:table-cell table:formula="of:=([.$D$2]-[.$D$21])/[.J17]" office:value-type="float" office:value="422.204166908479" calcext:value-type="float">
            <text:p>422.204166908479</text:p>
          </table:table-cell>
          <table:table-cell/>
        </table:table-row>
        <table:table-row table:style-name="ro1">
          <table:table-cell table:style-name="ce1" office:value-type="string" calcext:value-type="string">
            <text:p>Plant paramet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sistance (total)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Pa*s/k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ckPressure</text:p>
          </table:table-cell>
          <table:table-cell table:style-name="ce2" table:formula="of:=65-7.5" office:value-type="float" office:value="57.5" calcext:value-type="float">
            <text:p>57.5</text:p>
          </table:table-cell>
          <table:table-cell office:value-type="string" calcext:value-type="string">
            <text:p>bar</text:p>
          </table:table-cell>
          <table:table-cell table:style-name="ce5" table:formula="of:=[.B21]*100000" office:value-type="float" office:value="5750000" calcext:value-type="float">
            <text:p>5.75E+06</text:p>
          </table:table-cell>
          <table:table-cell office:value-type="string" calcext:value-type="string">
            <text:p>Pa</text:p>
          </table:table-cell>
          <table:table-cell table:number-columns-repeated="6"/>
          <table:table-cell table:style-name="ce1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4" office:value-type="string" calcext:value-type="string" table:number-columns-spanned="4" table:number-rows-spanned="9">
            <text:p>There are 2 pumps on each side with each having</text:p>
            <text:p>one full load valve, on full load, flow will be 388.8</text:p>
            <text:p>kg/s, pressure in DA is 7.4 bar and 65 bar in drums.</text:p>
            <text:p/>
            <text:p>This gives a pressure diff of 57.6 bar.</text:p>
            <text:p/>
            <text:p>The calculation done for one valve with one pump</text:p>
            <text:p>only. The second one in this chart just shows what </text:p>
            <text:p>would happen if you only open one valve.</text:p>
          </table:table-cell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4"/>
          <table:table-cell table:number-columns-repeated="8"/>
        </table:table-row>
        <table:table-row table:style-name="ro1">
          <table:covered-table-cell table:number-columns-repeated="4"/>
          <table:table-cell table:number-columns-repeated="8"/>
        </table:table-row>
        <table:table-row table:style-name="ro1">
          <table:covered-table-cell table:number-columns-repeated="4"/>
          <table:table-cell table:number-columns-repeated="8"/>
        </table:table-row>
        <table:table-row table:style-name="ro1">
          <table:covered-table-cell table:number-columns-repeated="4"/>
          <table:table-cell table:number-columns-repeated="8"/>
        </table:table-row>
        <table:table-row table:style-name="ro1">
          <table:covered-table-cell table:number-columns-repeated="4"/>
          <table:table-cell table:number-columns-repeated="8"/>
        </table:table-row>
        <table:table-row table:style-name="ro1">
          <table:covered-table-cell table:number-columns-repeated="4"/>
          <table:table-cell table:number-columns-repeated="8"/>
        </table:table-row>
        <table:table-row table:style-name="ro1">
          <table:covered-table-cell table:number-columns-repeated="4"/>
          <table:table-cell table:number-columns-repeated="8"/>
        </table:table-row>
        <table:table-row table:style-name="ro1">
          <table:covered-table-cell table:number-columns-repeated="4"/>
          <table:table-cell table:number-columns-repeated="8"/>
        </table:table-row>
        <calcext:conditional-formats>
          <calcext:conditional-format calcext:target-range-address="'Feedwater Main'.H7:'Feedwater Main'.H17">
            <calcext:condition calcext:apply-style-name="Bad" calcext:value="&lt;0" calcext:base-cell-address="'Feedwater Main'.H7"/>
          </calcext:conditional-format>
        </calcext:conditional-formats>
      </table:table>
      <table:table table:name="Feedwater Startup" table:style-name="ta1">
        <table:shapes>
          <draw:frame draw:z-index="0" draw:style-name="gr1" draw:text-style-name="P1" svg:width="6.4173in" svg:height="5.4846in" svg:x="5.0815in" svg:y="0.1531in">
            <draw:object draw:notify-on-update-of-ranges="'Feedwater Startup'.G5:'Feedwater Startup'.G15 'Feedwater Startup'.B17:'Feedwater Startup'.B17 'Feedwater Startup'.K5:'Feedwater Startup'.K15 'Feedwater Startup'.G5:'Feedwater Startup'.G15 'Feedwater Startup'.B18:'Feedwater Startup'.B18 'Feedwater Startup'.L5:'Feedwater Startup'.L15 'Feedwater Startup'.G5:'Feedwater Startup'.G15 'Feedwater Startup'.B19:'Feedwater Startup'.B19 'Feedwater Startup'.M5:'Feedwater Startup'.M15 'Feedwater Startup'.G5:'Feedwater Startup'.G15 'Feedwater Startup'.B20:'Feedwater Startup'.B20 'Feedwater Startup'.N5:'Feedwater Startup'.N15 'Feedwater Startup'.G5:'Feedwater Startup'.G15 'Feedwater Startup'.B21:'Feedwater Startup'.B21 'Feedwater Startup'.O5:'Feedwater Startup'.O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7" table:default-cell-style-name="Default"/>
        <table:table-row table:style-name="ro1">
          <table:table-cell table:style-name="ce1" office:value-type="string" calcext:value-type="string">
            <text:p>Pump Paramete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Head</text:p>
          </table:table-cell>
          <table:table-cell table:style-name="ce16" table:formula="of:=[$'Feedwater Main'.B2]" office:value-type="float" office:value="95" calcext:value-type="float">
            <text:p>95</text:p>
          </table:table-cell>
          <table:table-cell office:value-type="string" calcext:value-type="string">
            <text:p>bar</text:p>
          </table:table-cell>
          <table:table-cell table:style-name="ce4" table:formula="of:=[.B2]*100000" office:value-type="float" office:value="9500000" calcext:value-type="float">
            <text:p>9.50E+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Pressure</text:p>
          </table:table-cell>
          <table:table-cell table:style-name="ce16" table:formula="of:=[$'Feedwater Main'.B3]" office:value-type="float" office:value="65" calcext:value-type="float">
            <text:p>65</text:p>
          </table:table-cell>
          <table:table-cell office:value-type="string" calcext:value-type="string">
            <text:p>bar</text:p>
          </table:table-cell>
          <table:table-cell table:style-name="ce4" table:formula="of:=[.B3]*100000" office:value-type="float" office:value="6500000" calcext:value-type="float">
            <text:p>6.50E+06</text:p>
          </table:table-cell>
          <table:table-cell table:number-columns-repeated="6"/>
          <table:table-cell table:style-name="ce13" office:value-type="string" calcext:value-type="string" table:number-columns-spanned="5" table:number-rows-spanned="2">
            <text:p>Flow rate for each of the backPressue</text:p>
            <text:p>variants that are give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workingFlow</text:p>
          </table:table-cell>
          <table:table-cell table:style-name="ce16" table:formula="of:=[$'Feedwater Main'.B4]" office:value-type="float" office:value="388" calcext:value-type="float">
            <text:p>388</text:p>
          </table:table-cell>
          <table:table-cell office:value-type="string" calcext:value-type="string">
            <text:p>kg/s</text:p>
          </table:table-cell>
          <table:table-cell table:number-columns-repeated="3"/>
          <table:table-cell office:value-type="string" calcext:value-type="string">
            <text:p>Valve Open</text:p>
          </table:table-cell>
          <table:table-cell office:value-type="string" calcext:value-type="string">
            <text:p>Valve R</text:p>
          </table:table-cell>
          <table:table-cell office:value-type="string" calcext:value-type="string">
            <text:p><text:s/>with Plant-R</text:p>
          </table:table-cell>
          <table:table-cell office:value-type="string" calcext:value-type="string">
            <text:p>with Pump-R</text:p>
          </table:table-cell>
          <table:covered-table-cell table:style-name="ce18"/>
          <table:covered-table-cell table:number-columns-repeated="4"/>
        </table:table-row>
        <table:table-row table:style-name="ro1">
          <table:table-cell table:number-columns-repeated="6"/>
          <table:table-cell office:value-type="float" office:value="0.1" calcext:value-type="float">
            <text:p>0.1</text:p>
          </table:table-cell>
          <table:table-cell table:style-name="ce17" table:formula="of:=[.D$11]/([.B$10]*[.G5]/100)-[.B$12]" office:value-type="float" office:value="39996000" calcext:value-type="float">
            <text:p>39996000</text:p>
          </table:table-cell>
          <table:table-cell table:formula="of:=[.H5]+[.$B$16]" office:value-type="float" office:value="40001000" calcext:value-type="float">
            <text:p>40001000</text:p>
          </table:table-cell>
          <table:table-cell table:formula="of:=[.I5]+[.B$6]" office:value-type="float" office:value="40008731.9587629" calcext:value-type="float">
            <text:p>40008731.9587629</text:p>
          </table:table-cell>
          <table:table-cell table:formula="of:=([.$D$2]-[.$D$17])/[.$J5]" office:value-type="float" office:value="0.224950893451868" calcext:value-type="float">
            <text:p>0.224950893451868</text:p>
          </table:table-cell>
          <table:table-cell table:formula="of:=([.$D$2]-[.$D$18])/[.$J5]" office:value-type="float" office:value="0.212453621593431" calcext:value-type="float">
            <text:p>0.212453621593431</text:p>
          </table:table-cell>
          <table:table-cell table:formula="of:=([.$D$2]-[.$D$19])/[.$J5]" office:value-type="float" office:value="0.187459077876556" calcext:value-type="float">
            <text:p>0.187459077876556</text:p>
          </table:table-cell>
          <table:table-cell table:formula="of:=([.$D$2]-[.$D$20])/[.$J5]" office:value-type="float" office:value="0.137469990442808" calcext:value-type="float">
            <text:p>0.137469990442808</text:p>
          </table:table-cell>
          <table:table-cell table:formula="of:=([.$D$2]-[.$D$21])/[.$J5]" office:value-type="float" office:value="0.0749836311506225" calcext:value-type="float">
            <text:p>0.0749836311506225</text:p>
          </table:table-cell>
        </table:table-row>
        <table:table-row table:style-name="ro1">
          <table:table-cell office:value-type="string" calcext:value-type="string">
            <text:p>flowResistance</text:p>
          </table:table-cell>
          <table:table-cell table:formula="of:=([.D2]-[.D3])/[.B4]" office:value-type="float" office:value="7731.9587628866" calcext:value-type="float">
            <text:p>7731.9587628866</text:p>
          </table:table-cell>
          <table:table-cell office:value-type="string" calcext:value-type="string">
            <text:p>Pa*s/kg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7" table:formula="of:=[.D$11]/([.B$10]*[.G6]/100)-[.B$12]" office:value-type="float" office:value="396000" calcext:value-type="float">
            <text:p>396000</text:p>
          </table:table-cell>
          <table:table-cell table:formula="of:=[.H6]+[.$B$16]" office:value-type="float" office:value="401000" calcext:value-type="float">
            <text:p>401000</text:p>
          </table:table-cell>
          <table:table-cell table:formula="of:=[.I6]+[.B$6]" office:value-type="float" office:value="408731.958762887" calcext:value-type="float">
            <text:p>408731.958762887</text:p>
          </table:table-cell>
          <table:table-cell table:formula="of:=([.$D$2]-[.$D$17])/[.$J6]" office:value-type="float" office:value="22.0193205034429" calcext:value-type="float">
            <text:p>22.0193205034429</text:p>
          </table:table-cell>
          <table:table-cell table:formula="of:=([.$D$2]-[.$D$18])/[.$J6]" office:value-type="float" office:value="20.7960249199183" calcext:value-type="float">
            <text:p>20.7960249199183</text:p>
          </table:table-cell>
          <table:table-cell table:formula="of:=([.$D$2]-[.$D$19])/[.$J6]" office:value-type="float" office:value="18.3494337528691" calcext:value-type="float">
            <text:p>18.3494337528691</text:p>
          </table:table-cell>
          <table:table-cell table:formula="of:=([.$D$2]-[.$D$20])/[.$J6]" office:value-type="float" office:value="13.4562514187707" calcext:value-type="float">
            <text:p>13.4562514187707</text:p>
          </table:table-cell>
          <table:table-cell table:formula="of:=([.$D$2]-[.$D$21])/[.$J6]" office:value-type="float" office:value="7.33977350114763" calcext:value-type="float">
            <text:p>7.33977350114763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17" table:formula="of:=[.D$11]/([.B$10]*[.G7]/100)-[.B$12]" office:value-type="float" office:value="196000" calcext:value-type="float">
            <text:p>196000</text:p>
          </table:table-cell>
          <table:table-cell table:formula="of:=[.H7]+[.$B$16]" office:value-type="float" office:value="201000" calcext:value-type="float">
            <text:p>201000</text:p>
          </table:table-cell>
          <table:table-cell table:formula="of:=[.I7]+[.B$6]" office:value-type="float" office:value="208731.958762887" calcext:value-type="float">
            <text:p>208731.958762887</text:p>
          </table:table-cell>
          <table:table-cell table:formula="of:=([.$D$2]-[.$D$17])/[.$J7]" office:value-type="float" office:value="43.1174988887243" calcext:value-type="float">
            <text:p>43.1174988887243</text:p>
          </table:table-cell>
          <table:table-cell table:formula="of:=([.$D$2]-[.$D$18])/[.$J7]" office:value-type="float" office:value="40.7220822837951" calcext:value-type="float">
            <text:p>40.7220822837951</text:p>
          </table:table-cell>
          <table:table-cell table:formula="of:=([.$D$2]-[.$D$19])/[.$J7]" office:value-type="float" office:value="35.9312490739369" calcext:value-type="float">
            <text:p>35.9312490739369</text:p>
          </table:table-cell>
          <table:table-cell table:formula="of:=([.$D$2]-[.$D$20])/[.$J7]" office:value-type="float" office:value="26.3495826542204" calcext:value-type="float">
            <text:p>26.3495826542204</text:p>
          </table:table-cell>
          <table:table-cell table:formula="of:=([.$D$2]-[.$D$21])/[.$J7]" office:value-type="float" office:value="14.3724996295748" calcext:value-type="float">
            <text:p>14.3724996295748</text:p>
          </table:table-cell>
        </table:table-row>
        <table:table-row table:style-name="ro1">
          <table:table-cell table:style-name="ce1" office:value-type="string" calcext:value-type="string">
            <text:p>Valve Parameters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style-name="ce17" table:formula="of:=[.D$11]/([.B$10]*[.G8]/100)-[.B$12]" office:value-type="float" office:value="129333.333333333" calcext:value-type="float">
            <text:p>129333.333333333</text:p>
          </table:table-cell>
          <table:table-cell table:formula="of:=[.H8]+[.$B$16]" office:value-type="float" office:value="134333.333333333" calcext:value-type="float">
            <text:p>134333.333333333</text:p>
          </table:table-cell>
          <table:table-cell table:formula="of:=[.I8]+[.B$6]" office:value-type="float" office:value="142065.29209622" calcext:value-type="float">
            <text:p>142065.29209622</text:p>
          </table:table-cell>
          <table:table-cell table:formula="of:=([.$D$2]-[.$D$17])/[.$J8]" office:value-type="float" office:value="63.3511526087903" calcext:value-type="float">
            <text:p>63.3511526087903</text:p>
          </table:table-cell>
          <table:table-cell table:formula="of:=([.$D$2]-[.$D$18])/[.$J8]" office:value-type="float" office:value="59.8316441305242" calcext:value-type="float">
            <text:p>59.8316441305242</text:p>
          </table:table-cell>
          <table:table-cell table:formula="of:=([.$D$2]-[.$D$19])/[.$J8]" office:value-type="float" office:value="52.7926271739919" calcext:value-type="float">
            <text:p>52.7926271739919</text:p>
          </table:table-cell>
          <table:table-cell table:formula="of:=([.$D$2]-[.$D$20])/[.$J8]" office:value-type="float" office:value="38.7145932609274" calcext:value-type="float">
            <text:p>38.7145932609274</text:p>
          </table:table-cell>
          <table:table-cell table:formula="of:=([.$D$2]-[.$D$21])/[.$J8]" office:value-type="float" office:value="21.1170508695968" calcext:value-type="float">
            <text:p>21.1170508695968</text:p>
          </table:table-cell>
        </table:table-row>
        <table:table-row table:style-name="ro1">
          <table:table-cell office:value-type="string" calcext:value-type="string">
            <text:p>Advanced Characteristic: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style-name="ce17" table:formula="of:=[.D$11]/([.B$10]*[.G9]/100)-[.B$12]" office:value-type="float" office:value="96000" calcext:value-type="float">
            <text:p>96000</text:p>
          </table:table-cell>
          <table:table-cell table:formula="of:=[.H9]+[.$B$16]" office:value-type="float" office:value="101000" calcext:value-type="float">
            <text:p>101000</text:p>
          </table:table-cell>
          <table:table-cell table:formula="of:=[.I9]+[.B$6]" office:value-type="float" office:value="108731.958762887" calcext:value-type="float">
            <text:p>108731.958762887</text:p>
          </table:table-cell>
          <table:table-cell table:formula="of:=([.$D$2]-[.$D$17])/[.$J9]" office:value-type="float" office:value="82.7723523276761" calcext:value-type="float">
            <text:p>82.7723523276761</text:p>
          </table:table-cell>
          <table:table-cell table:formula="of:=([.$D$2]-[.$D$18])/[.$J9]" office:value-type="float" office:value="78.1738883094719" calcext:value-type="float">
            <text:p>78.1738883094719</text:p>
          </table:table-cell>
          <table:table-cell table:formula="of:=([.$D$2]-[.$D$19])/[.$J9]" office:value-type="float" office:value="68.9769602730634" calcext:value-type="float">
            <text:p>68.9769602730634</text:p>
          </table:table-cell>
          <table:table-cell table:formula="of:=([.$D$2]-[.$D$20])/[.$J9]" office:value-type="float" office:value="50.5831042002465" calcext:value-type="float">
            <text:p>50.5831042002465</text:p>
          </table:table-cell>
          <table:table-cell table:formula="of:=([.$D$2]-[.$D$21])/[.$J9]" office:value-type="float" office:value="27.5907841092254" calcext:value-type="float">
            <text:p>27.5907841092254</text:p>
          </table:table-cell>
        </table:table-row>
        <table:table-row table:style-name="ro1">
          <table:table-cell office:value-type="string" calcext:value-type="string">
            <text:p>flowOpen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kg/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7" table:formula="of:=[.D$11]/([.B$10]*[.G10]/100)-[.B$12]" office:value-type="float" office:value="76000" calcext:value-type="float">
            <text:p>76000</text:p>
          </table:table-cell>
          <table:table-cell table:formula="of:=[.H10]+[.$B$16]" office:value-type="float" office:value="81000" calcext:value-type="float">
            <text:p>81000</text:p>
          </table:table-cell>
          <table:table-cell table:formula="of:=[.I10]+[.B$6]" office:value-type="float" office:value="88731.9587628866" calcext:value-type="float">
            <text:p>88731.9587628866</text:p>
          </table:table-cell>
          <table:table-cell table:formula="of:=([.$D$2]-[.$D$17])/[.$J10]" office:value-type="float" office:value="101.429069362147" calcext:value-type="float">
            <text:p>101.429069362147</text:p>
          </table:table-cell>
          <table:table-cell table:formula="of:=([.$D$2]-[.$D$18])/[.$J10]" office:value-type="float" office:value="95.79412106425" calcext:value-type="float">
            <text:p>95.79412106425</text:p>
          </table:table-cell>
          <table:table-cell table:formula="of:=([.$D$2]-[.$D$19])/[.$J10]" office:value-type="float" office:value="84.5242244684559" calcext:value-type="float">
            <text:p>84.5242244684559</text:p>
          </table:table-cell>
          <table:table-cell table:formula="of:=([.$D$2]-[.$D$20])/[.$J10]" office:value-type="float" office:value="61.9844312768677" calcext:value-type="float">
            <text:p>61.9844312768677</text:p>
          </table:table-cell>
          <table:table-cell table:formula="of:=([.$D$2]-[.$D$21])/[.$J10]" office:value-type="float" office:value="33.8096897873824" calcext:value-type="float">
            <text:p>33.8096897873824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table:style-name="ce3" office:value-type="float" office:value="80" calcext:value-type="float">
            <text:p>80</text:p>
          </table:table-cell>
          <table:table-cell office:value-type="string" calcext:value-type="string">
            <text:p>bar</text:p>
          </table:table-cell>
          <table:table-cell table:style-name="ce5" table:formula="of:=[.B11]*100000" office:value-type="float" office:value="8000000" calcext:value-type="float">
            <text:p>8.00E+0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17" table:formula="of:=[.D$11]/([.B$10]*[.G11]/100)-[.B$12]" office:value-type="float" office:value="62666.6666666667" calcext:value-type="float">
            <text:p>62666.6666666667</text:p>
          </table:table-cell>
          <table:table-cell table:formula="of:=[.H11]+[.$B$16]" office:value-type="float" office:value="67666.6666666667" calcext:value-type="float">
            <text:p>67666.6666666667</text:p>
          </table:table-cell>
          <table:table-cell table:formula="of:=[.I11]+[.B$6]" office:value-type="float" office:value="75398.6254295533" calcext:value-type="float">
            <text:p>75398.6254295533</text:p>
          </table:table-cell>
          <table:table-cell table:formula="of:=([.$D$2]-[.$D$17])/[.$J11]" office:value-type="float" office:value="119.365571304863" calcext:value-type="float">
            <text:p>119.365571304863</text:p>
          </table:table-cell>
          <table:table-cell table:formula="of:=([.$D$2]-[.$D$18])/[.$J11]" office:value-type="float" office:value="112.734150676815" calcext:value-type="float">
            <text:p>112.734150676815</text:p>
          </table:table-cell>
          <table:table-cell table:formula="of:=([.$D$2]-[.$D$19])/[.$J11]" office:value-type="float" office:value="99.4713094207192" calcext:value-type="float">
            <text:p>99.4713094207192</text:p>
          </table:table-cell>
          <table:table-cell table:formula="of:=([.$D$2]-[.$D$20])/[.$J11]" office:value-type="float" office:value="72.9456269085274" calcext:value-type="float">
            <text:p>72.9456269085274</text:p>
          </table:table-cell>
          <table:table-cell table:formula="of:=([.$D$2]-[.$D$21])/[.$J11]" office:value-type="float" office:value="39.7885237682877" calcext:value-type="float">
            <text:p>39.7885237682877</text:p>
          </table:table-cell>
        </table:table-row>
        <table:table-row table:style-name="ro1">
          <table:table-cell office:value-type="string" calcext:value-type="string">
            <text:p>resistance</text:p>
          </table:table-cell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Pa*s/kg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style-name="ce17" table:formula="of:=[.D$11]/([.B$10]*[.G12]/100)-[.B$12]" office:value-type="float" office:value="53142.8571428571" calcext:value-type="float">
            <text:p>53142.8571428571</text:p>
          </table:table-cell>
          <table:table-cell table:formula="of:=[.H12]+[.$B$16]" office:value-type="float" office:value="58142.8571428571" calcext:value-type="float">
            <text:p>58142.8571428571</text:p>
          </table:table-cell>
          <table:table-cell table:formula="of:=[.I12]+[.B$6]" office:value-type="float" office:value="65874.8159057437" calcext:value-type="float">
            <text:p>65874.8159057437</text:p>
          </table:table-cell>
          <table:table-cell table:formula="of:=([.$D$2]-[.$D$17])/[.$J12]" office:value-type="float" office:value="136.622772697802" calcext:value-type="float">
            <text:p>136.622772697802</text:p>
          </table:table-cell>
          <table:table-cell table:formula="of:=([.$D$2]-[.$D$18])/[.$J12]" office:value-type="float" office:value="129.032618659036" calcext:value-type="float">
            <text:p>129.032618659036</text:p>
          </table:table-cell>
          <table:table-cell table:formula="of:=([.$D$2]-[.$D$19])/[.$J12]" office:value-type="float" office:value="113.852310581502" calcext:value-type="float">
            <text:p>113.852310581502</text:p>
          </table:table-cell>
          <table:table-cell table:formula="of:=([.$D$2]-[.$D$20])/[.$J12]" office:value-type="float" office:value="83.4916944264348" calcext:value-type="float">
            <text:p>83.4916944264348</text:p>
          </table:table-cell>
          <table:table-cell table:formula="of:=([.$D$2]-[.$D$21])/[.$J12]" office:value-type="float" office:value="45.5409242326008" calcext:value-type="float">
            <text:p>45.5409242326008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style-name="ce17" table:formula="of:=[.D$11]/([.B$10]*[.G13]/100)-[.B$12]" office:value-type="float" office:value="46000" calcext:value-type="float">
            <text:p>46000</text:p>
          </table:table-cell>
          <table:table-cell table:formula="of:=[.H13]+[.$B$16]" office:value-type="float" office:value="51000" calcext:value-type="float">
            <text:p>51000</text:p>
          </table:table-cell>
          <table:table-cell table:formula="of:=[.I13]+[.B$6]" office:value-type="float" office:value="58731.9587628866" calcext:value-type="float">
            <text:p>58731.9587628866</text:p>
          </table:table-cell>
          <table:table-cell table:formula="of:=([.$D$2]-[.$D$17])/[.$J13]" office:value-type="float" office:value="153.238546603476" calcext:value-type="float">
            <text:p>153.238546603476</text:p>
          </table:table-cell>
          <table:table-cell table:formula="of:=([.$D$2]-[.$D$18])/[.$J13]" office:value-type="float" office:value="144.725294014394" calcext:value-type="float">
            <text:p>144.725294014394</text:p>
          </table:table-cell>
          <table:table-cell table:formula="of:=([.$D$2]-[.$D$19])/[.$J13]" office:value-type="float" office:value="127.69878883623" calcext:value-type="float">
            <text:p>127.69878883623</text:p>
          </table:table-cell>
          <table:table-cell table:formula="of:=([.$D$2]-[.$D$20])/[.$J13]" office:value-type="float" office:value="93.6457784799017" calcext:value-type="float">
            <text:p>93.6457784799017</text:p>
          </table:table-cell>
          <table:table-cell table:formula="of:=([.$D$2]-[.$D$21])/[.$J13]" office:value-type="float" office:value="51.0795155344918" calcext:value-type="float">
            <text:p>51.0795155344918</text:p>
          </table:table-cell>
        </table:table-row>
        <table:table-row table:style-name="ro1">
          <table:table-cell table:style-name="ce1" office:value-type="string" calcext:value-type="string">
            <text:p>Plant parameter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style-name="ce17" table:formula="of:=[.D$11]/([.B$10]*[.G14]/100)-[.B$12]" office:value-type="float" office:value="40444.4444444444" calcext:value-type="float">
            <text:p>40444.4444444444</text:p>
          </table:table-cell>
          <table:table-cell table:formula="of:=[.H14]+[.$B$16]" office:value-type="float" office:value="45444.4444444444" calcext:value-type="float">
            <text:p>45444.4444444444</text:p>
          </table:table-cell>
          <table:table-cell table:formula="of:=[.I14]+[.B$6]" office:value-type="float" office:value="53176.403207331" calcext:value-type="float">
            <text:p>53176.403207331</text:p>
          </table:table-cell>
          <table:table-cell table:formula="of:=([.$D$2]-[.$D$17])/[.$J14]" office:value-type="float" office:value="169.24800206794" calcext:value-type="float">
            <text:p>169.24800206794</text:p>
          </table:table-cell>
          <table:table-cell table:formula="of:=([.$D$2]-[.$D$18])/[.$J14]" office:value-type="float" office:value="159.845335286388" calcext:value-type="float">
            <text:p>159.845335286388</text:p>
          </table:table-cell>
          <table:table-cell table:formula="of:=([.$D$2]-[.$D$19])/[.$J14]" office:value-type="float" office:value="141.040001723284" calcext:value-type="float">
            <text:p>141.040001723284</text:p>
          </table:table-cell>
          <table:table-cell table:formula="of:=([.$D$2]-[.$D$20])/[.$J14]" office:value-type="float" office:value="103.429334597075" calcext:value-type="float">
            <text:p>103.429334597075</text:p>
          </table:table-cell>
          <table:table-cell table:formula="of:=([.$D$2]-[.$D$21])/[.$J14]" office:value-type="float" office:value="56.4160006893135" calcext:value-type="float">
            <text:p>56.4160006893135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style-name="ce17" table:formula="of:=[.D$11]/([.B$10]*[.G15]/100)-[.B$12]" office:value-type="float" office:value="36000" calcext:value-type="float">
            <text:p>36000</text:p>
          </table:table-cell>
          <table:table-cell table:formula="of:=[.H15]+[.$B$16]" office:value-type="float" office:value="41000" calcext:value-type="float">
            <text:p>41000</text:p>
          </table:table-cell>
          <table:table-cell table:formula="of:=[.I15]+[.B$6]" office:value-type="float" office:value="48731.9587628866" calcext:value-type="float">
            <text:p>48731.9587628866</text:p>
          </table:table-cell>
          <table:table-cell table:formula="of:=([.$D$2]-[.$D$17])/[.$J15]" office:value-type="float" office:value="184.683731753755" calcext:value-type="float">
            <text:p>184.683731753755</text:p>
          </table:table-cell>
          <table:table-cell table:formula="of:=([.$D$2]-[.$D$18])/[.$J15]" office:value-type="float" office:value="174.423524434102" calcext:value-type="float">
            <text:p>174.423524434102</text:p>
          </table:table-cell>
          <table:table-cell table:formula="of:=([.$D$2]-[.$D$19])/[.$J15]" office:value-type="float" office:value="153.903109794796" calcext:value-type="float">
            <text:p>153.903109794796</text:p>
          </table:table-cell>
          <table:table-cell table:formula="of:=([.$D$2]-[.$D$20])/[.$J15]" office:value-type="float" office:value="112.862280516184" calcext:value-type="float">
            <text:p>112.862280516184</text:p>
          </table:table-cell>
          <table:table-cell table:formula="of:=([.$D$2]-[.$D$21])/[.$J15]" office:value-type="float" office:value="61.5612439179183" calcext:value-type="float">
            <text:p>61.5612439179183</text:p>
          </table:table-cell>
        </table:table-row>
        <table:table-row table:style-name="ro1">
          <table:table-cell office:value-type="string" calcext:value-type="string">
            <text:p>resistance (total)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Pa*s/kg</text:p>
          </table:table-cell>
          <table:table-cell office:value-type="string" calcext:value-type="string">
            <text:p>of which 500 is shutoff val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kPressure 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bar</text:p>
          </table:table-cell>
          <table:table-cell table:style-name="ce5" table:formula="of:=[.B17]*100000" office:value-type="float" office:value="500000" calcext:value-type="float">
            <text:p>5.00E+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kPressure 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bar</text:p>
          </table:table-cell>
          <table:table-cell table:style-name="ce5" table:formula="of:=[.B18]*100000" office:value-type="float" office:value="1000000" calcext:value-type="float">
            <text:p>1.00E+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kPressure 3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bar</text:p>
          </table:table-cell>
          <table:table-cell table:style-name="ce5" table:formula="of:=[.B19]*100000" office:value-type="float" office:value="2000000" calcext:value-type="float">
            <text:p>2.00E+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kPressure 4</text:p>
          </table:table-cell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bar</text:p>
          </table:table-cell>
          <table:table-cell table:style-name="ce5" table:formula="of:=[.B20]*100000" office:value-type="float" office:value="4000000" calcext:value-type="float">
            <text:p>4.00E+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kPressure 5</text:p>
          </table:table-cell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bar</text:p>
          </table:table-cell>
          <table:table-cell table:style-name="ce5" table:formula="of:=[.B21]*100000" office:value-type="float" office:value="6500000" calcext:value-type="float">
            <text:p>6.50E+06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sistanceFullOp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r reduction valve: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B16]-500" office:value-type="float" office:value="4500" calcext:value-type="float">
            <text:p>4500</text:p>
          </table:table-cell>
          <table:table-cell table:number-columns-repeated="12"/>
        </table:table-row>
        <calcext:conditional-formats>
          <calcext:conditional-format calcext:target-range-address="'Feedwater Startup'.H5:'Feedwater Startup'.H15">
            <calcext:condition calcext:apply-style-name="Bad" calcext:value="&lt;0" calcext:base-cell-address="'Feedwater Startup'.H5"/>
          </calcext:conditional-format>
          <calcext:conditional-format calcext:target-range-address="'Feedwater Startup'.H5:'Feedwater Startup'.H15">
            <calcext:condition calcext:apply-style-name="Error" calcext:value="&lt;0" calcext:base-cell-address="'Feedwater Startup'.H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 style:data-style-name="N2" text:time-value="16:01:16.0831399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4T08:01:02.966907688</meta:creation-date>
    <dc:date>2026-04-04T17:13:59.882077407</dc:date>
    <meta:editing-duration>PT2H6M56S</meta:editing-duration>
    <meta:editing-cycles>14</meta:editing-cycles>
    <meta:generator>LibreOffice/25.2.3.2$Linux_X86_64 LibreOffice_project/520$Build-2</meta:generator>
    <meta:document-statistic meta:table-count="3" meta:cell-count="541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5.167cm" svg:y="0.316cm" chart:style-name="ch2">
          <text:p>Simple Valve Characteristic</text:p>
        </chart:title>
        <chart:legend chart:legend-position="end" svg:x="13.299cm" svg:y="3.703cm" style:legend-expansion="high" chart:style-name="ch3"/>
        <chart:plot-area chart:style-name="ch4" svg:x="1.081cm" svg:y="1.273cm" svg:width="11.896cm" svg:height="6.564cm">
          <chart:coordinate-region svg:x="2.097cm" svg:y="1.473cm" svg:width="10.591cm" svg:height="5.717cm"/>
          <chart:axis chart:dimension="x" chart:name="primary-x" chart:style-name="ch5">
            <chart:title svg:x="5.295cm" svg:y="8.017cm" chart:style-name="ch2">
              <text:p><text:span text:style-name="T1">Reg. Valve Position (%)</text:span></text:p>
            </chart:title>
          </chart:axis>
          <chart:axis chart:dimension="y" chart:name="primary-y" chart:style-name="ch6">
            <chart:title svg:x="0.201cm" svg:y="5.785cm" chart:style-name="ch7">
              <text:p><text:span text:style-name="T1">Total Flow (kg/s)</text:span></text:p>
            </chart:title>
            <chart:grid chart:style-name="ch8" chart:class="major"/>
          </chart:axis>
          <chart:series chart:style-name="ch9" chart:values-cell-range-address="Condensation.M5:Condensation.M15" chart:label-cell-address="Condensation.M4:Condensation.M4" chart:class="chart:scatter">
            <chart:domain table:cell-range-address="Condensation.G5:Condensation.G15"/>
            <chart:data-point chart:repeated="11"/>
          </chart:series>
          <chart:series chart:style-name="ch10" chart:values-cell-range-address="Condensation.N5:Condensation.N15" chart:label-cell-address="Condensation.N4:Condensation.N4" chart:class="chart:scatter">
            <chart:data-point chart:repeated="11"/>
          </chart:series>
          <chart:series chart:style-name="ch11" chart:values-cell-range-address="Condensation.O5:Condensation.O15" chart:label-cell-address="Condensation.O4:Condensation.O4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1 Pump</text:p>
                <draw:g>
                  <svg:desc>Condensation.M4:Condensation.M4</svg:desc>
                </draw:g>
              </table:table-cell>
              <table:table-cell office:value-type="string">
                <text:p>2 Pumps</text:p>
                <draw:g>
                  <svg:desc>Condensation.N4:Condensation.N4</svg:desc>
                </draw:g>
              </table:table-cell>
              <table:table-cell office:value-type="string">
                <text:p>3 Pumps</text:p>
                <draw:g>
                  <svg:desc>Condensation.O4:Condensation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Condensation.G5:Condensation.G15</svg:desc>
                </draw:g>
              </table:table-cell>
              <table:table-cell office:value-type="float" office:value="4.53088739087192">
                <text:p>4.53088739087192</text:p>
                <draw:g>
                  <svg:desc>Condensation.M5:Condensation.M15</svg:desc>
                </draw:g>
              </table:table-cell>
              <table:table-cell office:value-type="float" office:value="4.54092369033116">
                <text:p>4.54092369033116</text:p>
                <draw:g>
                  <svg:desc>Condensation.N5:Condensation.N15</svg:desc>
                </draw:g>
              </table:table-cell>
              <table:table-cell office:value-type="float" office:value="4.54427901134222">
                <text:p>4.54427901134222</text:p>
                <draw:g>
                  <svg:desc>Condensation.O5:Condensation.O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4.964028776978">
                <text:p>294.964028776978</text:p>
              </table:table-cell>
              <table:table-cell office:value-type="float" office:value="344.53781512605">
                <text:p>344.53781512605</text:p>
              </table:table-cell>
              <table:table-cell office:value-type="float" office:value="364.985163204748">
                <text:p>364.985163204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36.170212765957">
                <text:p>436.170212765957</text:p>
              </table:table-cell>
              <table:table-cell office:value-type="float" office:value="554.054054054054">
                <text:p>554.054054054054</text:p>
              </table:table-cell>
              <table:table-cell office:value-type="float" office:value="608.910891089109">
                <text:p>608.910891089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518.987341772152">
                <text:p>518.987341772152</text:p>
              </table:table-cell>
              <table:table-cell office:value-type="float" office:value="694.915254237288">
                <text:p>694.915254237288</text:p>
              </table:table-cell>
              <table:table-cell office:value-type="float" office:value="783.43949044586">
                <text:p>783.43949044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73.426573426573">
                <text:p>573.426573426573</text:p>
              </table:table-cell>
              <table:table-cell office:value-type="float" office:value="796.116504854369">
                <text:p>796.116504854369</text:p>
              </table:table-cell>
              <table:table-cell office:value-type="float" office:value="914.498141263941">
                <text:p>914.498141263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11.940298507463">
                <text:p>611.940298507463</text:p>
              </table:table-cell>
              <table:table-cell office:value-type="float" office:value="872.340425531915">
                <text:p>872.340425531915</text:p>
              </table:table-cell>
              <table:table-cell office:value-type="float" office:value="1016.52892561983">
                <text:p>1016.528925619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640.625">
                <text:p>640.625</text:p>
              </table:table-cell>
              <table:table-cell office:value-type="float" office:value="931.818181818182">
                <text:p>931.818181818182</text:p>
              </table:table-cell>
              <table:table-cell office:value-type="float" office:value="1098.21428571429">
                <text:p>1098.2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662.817551963049">
                <text:p>662.817551963049</text:p>
              </table:table-cell>
              <table:table-cell office:value-type="float" office:value="979.522184300341">
                <text:p>979.522184300341</text:p>
              </table:table-cell>
              <table:table-cell office:value-type="float" office:value="1165.08795669824">
                <text:p>1165.08795669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80.497925311203">
                <text:p>680.497925311203</text:p>
              </table:table-cell>
              <table:table-cell office:value-type="float" office:value="1018.63354037267">
                <text:p>1018.63354037267</text:p>
              </table:table-cell>
              <table:table-cell office:value-type="float" office:value="1220.84367245658">
                <text:p>1220.84367245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94.915254237288">
                <text:p>694.915254237288</text:p>
              </table:table-cell>
              <table:table-cell office:value-type="float" office:value="1051.28205128205">
                <text:p>1051.28205128205</text:p>
              </table:table-cell>
              <table:table-cell office:value-type="float" office:value="1268.0412371134">
                <text:p>1268.0412371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706.896551724138">
                <text:p>706.896551724138</text:p>
              </table:table-cell>
              <table:table-cell office:value-type="float" office:value="1078.94736842105">
                <text:p>1078.94736842105</text:p>
              </table:table-cell>
              <table:table-cell office:value-type="float" office:value="1308.51063829787">
                <text:p>1308.510638297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12.644cm" xlink:href=".." xlink:type="simple" chart:class="chart:scatter" chart:style-name="ch1">
        <chart:title svg:x="4.854cm" svg:y="0.388cm" chart:style-name="ch2">
          <text:p>Advanced Valve Characteristic</text:p>
        </chart:title>
        <chart:legend chart:legend-position="end" svg:x="13.299cm" svg:y="5.525cm" style:legend-expansion="high" chart:style-name="ch3"/>
        <chart:plot-area chart:style-name="ch4" svg:x="1.331cm" svg:y="1.419cm" svg:width="11.648cm" svg:height="9.992cm">
          <chart:coordinate-region svg:x="2.347cm" svg:y="1.618cm" svg:width="10.343cm" svg:height="9.146cm"/>
          <chart:axis chart:dimension="x" chart:name="primary-x" chart:style-name="ch5">
            <chart:title svg:x="5.421cm" svg:y="11.663cm" chart:style-name="ch2">
              <text:p><text:span text:style-name="T1">Reg. Valve Position (%)</text:span></text:p>
            </chart:title>
            <chart:grid chart:style-name="ch6" chart:class="major"/>
          </chart:axis>
          <chart:axis chart:dimension="y" chart:name="primary-y" chart:style-name="ch7">
            <chart:title svg:x="0.451cm" svg:y="7.645cm" chart:style-name="ch8">
              <text:p><text:span text:style-name="T1">Total Flow (kg/s)</text:span></text:p>
            </chart:title>
            <chart:grid chart:style-name="ch6" chart:class="major"/>
          </chart:axis>
          <chart:series chart:style-name="ch9" chart:values-cell-range-address="Condensation.M23:Condensation.M33" chart:label-cell-address="Condensation.M22:Condensation.M22" chart:class="chart:scatter">
            <chart:domain table:cell-range-address="Condensation.G23:Condensation.G33"/>
            <chart:data-point chart:repeated="11"/>
          </chart:series>
          <chart:series chart:style-name="ch10" chart:values-cell-range-address="Condensation.N23:Condensation.N33" chart:label-cell-address="Condensation.N22:Condensation.N22" chart:class="chart:scatter">
            <chart:data-point chart:repeated="11"/>
          </chart:series>
          <chart:series chart:style-name="ch11" chart:values-cell-range-address="Condensation.O23:Condensation.O33" chart:label-cell-address="Condensation.O22:Condensation.O22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1 Pump</text:p>
                <draw:g>
                  <svg:desc>Condensation.M22:Condensation.M22</svg:desc>
                </draw:g>
              </table:table-cell>
              <table:table-cell office:value-type="string">
                <text:p>2 Pumps</text:p>
                <draw:g>
                  <svg:desc>Condensation.N22:Condensation.N22</svg:desc>
                </draw:g>
              </table:table-cell>
              <table:table-cell office:value-type="string">
                <text:p>3 Pumps</text:p>
                <draw:g>
                  <svg:desc>Condensation.O22:Condensation.O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Condensation.G23:Condensation.G33</svg:desc>
                </draw:g>
              </table:table-cell>
              <table:table-cell office:value-type="float" office:value="1.27005507902121">
                <text:p>1.27005507902121</text:p>
                <draw:g>
                  <svg:desc>Condensation.M23:Condensation.M33</svg:desc>
                </draw:g>
              </table:table-cell>
              <table:table-cell office:value-type="float" office:value="1.27084241554047">
                <text:p>1.27084241554047</text:p>
                <draw:g>
                  <svg:desc>Condensation.N23:Condensation.N33</svg:desc>
                </draw:g>
              </table:table-cell>
              <table:table-cell office:value-type="float" office:value="1.27110507801978">
                <text:p>1.27110507801978</text:p>
                <draw:g>
                  <svg:desc>Condensation.O23:Condensation.O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8.298585256888">
                <text:p>118.298585256888</text:p>
              </table:table-cell>
              <table:table-cell office:value-type="float" office:value="125.543263532201">
                <text:p>125.543263532201</text:p>
              </table:table-cell>
              <table:table-cell office:value-type="float" office:value="128.159451465448">
                <text:p>128.159451465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21.274373259053">
                <text:p>221.274373259053</text:p>
              </table:table-cell>
              <table:table-cell office:value-type="float" office:value="248.048399687744">
                <text:p>248.048399687744</text:p>
              </table:table-cell>
              <table:table-cell office:value-type="float" office:value="258.473427331887">
                <text:p>258.473427331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11.723348593852">
                <text:p>311.723348593852</text:p>
              </table:table-cell>
              <table:table-cell office:value-type="float" office:value="367.624373312765">
                <text:p>367.624373312765</text:p>
              </table:table-cell>
              <table:table-cell office:value-type="float" office:value="390.996718621821">
                <text:p>390.996718621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91.800246609124">
                <text:p>391.800246609124</text:p>
              </table:table-cell>
              <table:table-cell office:value-type="float" office:value="484.375">
                <text:p>484.375</text:p>
              </table:table-cell>
              <table:table-cell office:value-type="float" office:value="525.785990071704">
                <text:p>525.785990071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63.192419825073">
                <text:p>463.192419825073</text:p>
              </table:table-cell>
              <table:table-cell office:value-type="float" office:value="598.399246704331">
                <text:p>598.399246704331</text:p>
              </table:table-cell>
              <table:table-cell office:value-type="float" office:value="662.899860917941">
                <text:p>662.899860917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27.240044247787">
                <text:p>527.240044247787</text:p>
              </table:table-cell>
              <table:table-cell office:value-type="float" office:value="709.791511541325">
                <text:p>709.791511541325</text:p>
              </table:table-cell>
              <table:table-cell office:value-type="float" office:value="802.398989898989">
                <text:p>802.39898989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85.021041557075">
                <text:p>585.021041557075</text:p>
              </table:table-cell>
              <table:table-cell office:value-type="float" office:value="818.641884431358">
                <text:p>818.641884431358</text:p>
              </table:table-cell>
              <table:table-cell office:value-type="float" office:value="944.346164732521">
                <text:p>944.346164732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37.41223671013">
                <text:p>637.41223671013</text:p>
              </table:table-cell>
              <table:table-cell office:value-type="float" office:value="925.036390101892">
                <text:p>925.036390101892</text:p>
              </table:table-cell>
              <table:table-cell office:value-type="float" office:value="1088.80639634495">
                <text:p>1088.80639634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85.134163871587">
                <text:p>685.134163871587</text:p>
              </table:table-cell>
              <table:table-cell office:value-type="float" office:value="1029.05721482548">
                <text:p>1029.05721482548</text:p>
              </table:table-cell>
              <table:table-cell office:value-type="float" office:value="1235.84701815039">
                <text:p>1235.84701815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728.784403669725">
                <text:p>728.784403669725</text:p>
              </table:table-cell>
              <table:table-cell office:value-type="float" office:value="1130.78291814947">
                <text:p>1130.78291814947</text:p>
              </table:table-cell>
              <table:table-cell office:value-type="float" office:value="1385.53779069767">
                <text:p>1385.53779069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301cm" svg:height="13.932cm" xlink:href=".." xlink:type="simple" chart:class="chart:scatter" chart:style-name="ch1">
        <chart:title svg:x="4.592cm" svg:y="0.414cm" chart:style-name="ch2">
          <text:p><text:span text:style-name="T1">Flows for different Drum Pressures</text:span></text:p>
        </chart:title>
        <chart:legend chart:legend-position="end" svg:x="14.574cm" svg:y="5.671cm" style:legend-expansion="high" chart:style-name="ch3"/>
        <chart:plot-area chart:style-name="ch4" svg:x="1.337cm" svg:y="1.471cm" svg:width="12.911cm" svg:height="11.202cm">
          <chart:coordinate-region svg:x="2.162cm" svg:y="1.67cm" svg:width="11.797cm" svg:height="10.356cm"/>
          <chart:axis chart:dimension="x" chart:name="primary-x" chart:style-name="ch5">
            <chart:title svg:x="5.882cm" svg:y="12.951cm" chart:style-name="ch2">
              <text:p><text:span text:style-name="T2">Startup Valve Position (%)</text:span></text:p>
            </chart:title>
            <chart:grid chart:style-name="ch6" chart:class="major"/>
          </chart:axis>
          <chart:axis chart:dimension="y" chart:name="primary-y" chart:style-name="ch7">
            <chart:title svg:x="0.451cm" svg:y="7.464cm" chart:style-name="ch8">
              <text:p><text:span text:style-name="T2">Flow</text:span></text:p>
            </chart:title>
            <chart:grid chart:style-name="ch6" chart:class="major"/>
          </chart:axis>
          <chart:series chart:style-name="ch9" chart:values-cell-range-address="'Feedwater Startup'.K5:'Feedwater Startup'.K15" chart:label-cell-address="'Feedwater Startup'.B17:'Feedwater Startup'.B17" chart:class="chart:scatter">
            <chart:domain table:cell-range-address="'Feedwater Startup'.G5:'Feedwater Startup'.G15"/>
            <chart:data-point chart:repeated="11"/>
          </chart:series>
          <chart:series chart:style-name="ch10" chart:values-cell-range-address="'Feedwater Startup'.L5:'Feedwater Startup'.L15" chart:label-cell-address="'Feedwater Startup'.B18:'Feedwater Startup'.B18" chart:class="chart:scatter">
            <chart:data-point chart:repeated="11"/>
          </chart:series>
          <chart:series chart:style-name="ch11" chart:values-cell-range-address="'Feedwater Startup'.M5:'Feedwater Startup'.M15" chart:label-cell-address="'Feedwater Startup'.B19:'Feedwater Startup'.B19" chart:class="chart:scatter">
            <chart:data-point chart:repeated="11"/>
          </chart:series>
          <chart:series chart:style-name="ch12" chart:values-cell-range-address="'Feedwater Startup'.N5:'Feedwater Startup'.N15" chart:label-cell-address="'Feedwater Startup'.B20:'Feedwater Startup'.B20" chart:class="chart:scatter">
            <chart:data-point chart:repeated="11"/>
          </chart:series>
          <chart:series chart:style-name="ch13" chart:values-cell-range-address="'Feedwater Startup'.O5:'Feedwater Startup'.O15" chart:label-cell-address="'Feedwater Startup'.B21:'Feedwater Startup'.B21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5</text:p>
                <draw:g>
                  <svg:desc>'Feedwater Startup'.B17:'Feedwater Startup'.B17</svg:desc>
                </draw:g>
              </table:table-cell>
              <table:table-cell office:value-type="string">
                <text:p>10</text:p>
                <draw:g>
                  <svg:desc>'Feedwater Startup'.B18:'Feedwater Startup'.B18</svg:desc>
                </draw:g>
              </table:table-cell>
              <table:table-cell office:value-type="string">
                <text:p>20</text:p>
                <draw:g>
                  <svg:desc>'Feedwater Startup'.B19:'Feedwater Startup'.B19</svg:desc>
                </draw:g>
              </table:table-cell>
              <table:table-cell office:value-type="string">
                <text:p>40</text:p>
                <draw:g>
                  <svg:desc>'Feedwater Startup'.B20:'Feedwater Startup'.B20</svg:desc>
                </draw:g>
              </table:table-cell>
              <table:table-cell office:value-type="string">
                <text:p>65</text:p>
                <draw:g>
                  <svg:desc>'Feedwater Startup'.B21:'Feedwater Startup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Feedwater Startup'.G5:'Feedwater Startup'.G15</svg:desc>
                </draw:g>
              </table:table-cell>
              <table:table-cell office:value-type="float" office:value="0.224950893451868">
                <text:p>0.224950893451868</text:p>
                <draw:g>
                  <svg:desc>'Feedwater Startup'.K5:'Feedwater Startup'.K15</svg:desc>
                </draw:g>
              </table:table-cell>
              <table:table-cell office:value-type="float" office:value="0.212453621593431">
                <text:p>0.212453621593431</text:p>
                <draw:g>
                  <svg:desc>'Feedwater Startup'.L5:'Feedwater Startup'.L15</svg:desc>
                </draw:g>
              </table:table-cell>
              <table:table-cell office:value-type="float" office:value="0.187459077876556">
                <text:p>0.187459077876556</text:p>
                <draw:g>
                  <svg:desc>'Feedwater Startup'.M5:'Feedwater Startup'.M15</svg:desc>
                </draw:g>
              </table:table-cell>
              <table:table-cell office:value-type="float" office:value="0.137469990442808">
                <text:p>0.137469990442808</text:p>
                <draw:g>
                  <svg:desc>'Feedwater Startup'.N5:'Feedwater Startup'.N15</svg:desc>
                </draw:g>
              </table:table-cell>
              <table:table-cell office:value-type="float" office:value="0.0749836311506225">
                <text:p>0.0749836311506225</text:p>
                <draw:g>
                  <svg:desc>'Feedwater Startup'.O5:'Feedwater Startup'.O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2.0193205034429">
                <text:p>22.0193205034429</text:p>
              </table:table-cell>
              <table:table-cell office:value-type="float" office:value="20.7960249199183">
                <text:p>20.7960249199183</text:p>
              </table:table-cell>
              <table:table-cell office:value-type="float" office:value="18.3494337528691">
                <text:p>18.3494337528691</text:p>
              </table:table-cell>
              <table:table-cell office:value-type="float" office:value="13.4562514187707">
                <text:p>13.4562514187707</text:p>
              </table:table-cell>
              <table:table-cell office:value-type="float" office:value="7.33977350114763">
                <text:p>7.33977350114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3.1174988887243">
                <text:p>43.1174988887243</text:p>
              </table:table-cell>
              <table:table-cell office:value-type="float" office:value="40.7220822837951">
                <text:p>40.7220822837951</text:p>
              </table:table-cell>
              <table:table-cell office:value-type="float" office:value="35.9312490739369">
                <text:p>35.9312490739369</text:p>
              </table:table-cell>
              <table:table-cell office:value-type="float" office:value="26.3495826542204">
                <text:p>26.3495826542204</text:p>
              </table:table-cell>
              <table:table-cell office:value-type="float" office:value="14.3724996295748">
                <text:p>14.3724996295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63.3511526087903">
                <text:p>63.3511526087903</text:p>
              </table:table-cell>
              <table:table-cell office:value-type="float" office:value="59.8316441305242">
                <text:p>59.8316441305242</text:p>
              </table:table-cell>
              <table:table-cell office:value-type="float" office:value="52.7926271739919">
                <text:p>52.7926271739919</text:p>
              </table:table-cell>
              <table:table-cell office:value-type="float" office:value="38.7145932609274">
                <text:p>38.7145932609274</text:p>
              </table:table-cell>
              <table:table-cell office:value-type="float" office:value="21.1170508695968">
                <text:p>21.1170508695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82.7723523276761">
                <text:p>82.7723523276761</text:p>
              </table:table-cell>
              <table:table-cell office:value-type="float" office:value="78.1738883094719">
                <text:p>78.1738883094719</text:p>
              </table:table-cell>
              <table:table-cell office:value-type="float" office:value="68.9769602730634">
                <text:p>68.9769602730634</text:p>
              </table:table-cell>
              <table:table-cell office:value-type="float" office:value="50.5831042002465">
                <text:p>50.5831042002465</text:p>
              </table:table-cell>
              <table:table-cell office:value-type="float" office:value="27.5907841092254">
                <text:p>27.5907841092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01.429069362147">
                <text:p>101.429069362147</text:p>
              </table:table-cell>
              <table:table-cell office:value-type="float" office:value="95.79412106425">
                <text:p>95.79412106425</text:p>
              </table:table-cell>
              <table:table-cell office:value-type="float" office:value="84.5242244684559">
                <text:p>84.5242244684559</text:p>
              </table:table-cell>
              <table:table-cell office:value-type="float" office:value="61.9844312768677">
                <text:p>61.9844312768677</text:p>
              </table:table-cell>
              <table:table-cell office:value-type="float" office:value="33.8096897873824">
                <text:p>33.8096897873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19.365571304863">
                <text:p>119.365571304863</text:p>
              </table:table-cell>
              <table:table-cell office:value-type="float" office:value="112.734150676815">
                <text:p>112.734150676815</text:p>
              </table:table-cell>
              <table:table-cell office:value-type="float" office:value="99.4713094207192">
                <text:p>99.4713094207192</text:p>
              </table:table-cell>
              <table:table-cell office:value-type="float" office:value="72.9456269085274">
                <text:p>72.9456269085274</text:p>
              </table:table-cell>
              <table:table-cell office:value-type="float" office:value="39.7885237682877">
                <text:p>39.7885237682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36.622772697802">
                <text:p>136.622772697802</text:p>
              </table:table-cell>
              <table:table-cell office:value-type="float" office:value="129.032618659036">
                <text:p>129.032618659036</text:p>
              </table:table-cell>
              <table:table-cell office:value-type="float" office:value="113.852310581502">
                <text:p>113.852310581502</text:p>
              </table:table-cell>
              <table:table-cell office:value-type="float" office:value="83.4916944264348">
                <text:p>83.4916944264348</text:p>
              </table:table-cell>
              <table:table-cell office:value-type="float" office:value="45.5409242326008">
                <text:p>45.5409242326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53.238546603476">
                <text:p>153.238546603476</text:p>
              </table:table-cell>
              <table:table-cell office:value-type="float" office:value="144.725294014394">
                <text:p>144.725294014394</text:p>
              </table:table-cell>
              <table:table-cell office:value-type="float" office:value="127.69878883623">
                <text:p>127.69878883623</text:p>
              </table:table-cell>
              <table:table-cell office:value-type="float" office:value="93.6457784799017">
                <text:p>93.6457784799017</text:p>
              </table:table-cell>
              <table:table-cell office:value-type="float" office:value="51.0795155344918">
                <text:p>51.0795155344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69.24800206794">
                <text:p>169.24800206794</text:p>
              </table:table-cell>
              <table:table-cell office:value-type="float" office:value="159.845335286388">
                <text:p>159.845335286388</text:p>
              </table:table-cell>
              <table:table-cell office:value-type="float" office:value="141.040001723284">
                <text:p>141.040001723284</text:p>
              </table:table-cell>
              <table:table-cell office:value-type="float" office:value="103.429334597075">
                <text:p>103.429334597075</text:p>
              </table:table-cell>
              <table:table-cell office:value-type="float" office:value="56.4160006893135">
                <text:p>56.4160006893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84.683731753755">
                <text:p>184.683731753755</text:p>
              </table:table-cell>
              <table:table-cell office:value-type="float" office:value="174.423524434102">
                <text:p>174.423524434102</text:p>
              </table:table-cell>
              <table:table-cell office:value-type="float" office:value="153.903109794796">
                <text:p>153.903109794796</text:p>
              </table:table-cell>
              <table:table-cell office:value-type="float" office:value="112.862280516184">
                <text:p>112.862280516184</text:p>
              </table:table-cell>
              <table:table-cell office:value-type="float" office:value="61.5612439179183">
                <text:p>61.56124391791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interval-major="1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3.483cm" svg:height="12.644cm" xlink:href=".." xlink:type="simple" chart:class="chart:scatter" chart:style-name="ch1">
        <chart:title svg:x="3.595cm" svg:y="0.388cm" chart:style-name="ch2">
          <text:p>Advanced Valve Characteristic</text:p>
        </chart:title>
        <chart:plot-area chart:style-name="ch3" svg:x="1.28cm" svg:y="1.419cm" svg:width="11.934cm" svg:height="9.992cm">
          <chart:coordinate-region svg:x="2.105cm" svg:y="1.618cm" svg:width="10.82cm" svg:height="9.146cm"/>
          <chart:axis chart:dimension="x" chart:name="primary-x" chart:style-name="ch4">
            <chart:title svg:x="5.513cm" svg:y="11.663cm" chart:style-name="ch2">
              <text:p><text:span text:style-name="T1">Reg. Valve Position (%)</text:span></text:p>
            </chart:title>
            <chart:grid chart:style-name="ch5" chart:class="major"/>
          </chart:axis>
          <chart:axis chart:dimension="y" chart:name="primary-y" chart:style-name="ch6">
            <chart:title svg:x="0.451cm" svg:y="7.645cm" chart:style-name="ch7">
              <text:p><text:span text:style-name="T1">Total Flow (kg/s)</text:span></text:p>
            </chart:title>
            <chart:grid chart:style-name="ch5" chart:class="major"/>
          </chart:axis>
          <chart:series chart:style-name="ch8" chart:values-cell-range-address="'Feedwater Main'.K7:'Feedwater Main'.K17" chart:label-cell-address="'Feedwater Main'.K6:'Feedwater Main'.K6" chart:class="chart:scatter">
            <chart:domain table:cell-range-address="'Feedwater Main'.G7:'Feedwater Main'.G17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low</text:p>
                <draw:g>
                  <svg:desc>'Feedwater Main'.K6:'Feedwater Main'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Feedwater Main'.G7:'Feedwater Main'.G17</svg:desc>
                </draw:g>
              </table:table-cell>
              <table:table-cell office:value-type="float" office:value="0.998633347957078">
                <text:p>0.998633347957078</text:p>
                <draw:g>
                  <svg:desc>'Feedwater Main'.K7:'Feedwater Main'.K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7.9621792856625">
                <text:p>87.9621792856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57.022296086853">
                <text:p>157.022296086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12.681985616558">
                <text:p>212.681985616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58.496633325635">
                <text:p>258.496633325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96.866073614625">
                <text:p>296.866073614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29.468774059146">
                <text:p>329.468774059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57.513935496553">
                <text:p>357.513935496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81.894775521988">
                <text:p>381.894775521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03.285413356">
                <text:p>403.285413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22.204166908479">
                <text:p>422.2041669084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